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7.76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125.04pt"/>
    </style:style>
    <style:style style:name="co4" style:family="table-column">
      <style:table-column-properties fo:break-before="auto" style:column-width="103.41pt"/>
    </style:style>
    <style:style style:name="co5" style:family="table-column">
      <style:table-column-properties fo:break-before="auto" style:column-width="102.64pt"/>
    </style:style>
    <style:style style:name="co6" style:family="table-column">
      <style:table-column-properties fo:break-before="auto" style:column-width="91.05pt"/>
    </style:style>
    <style:style style:name="co7" style:family="table-column">
      <style:table-column-properties fo:break-before="auto" style:column-width="115pt"/>
    </style:style>
    <style:style style:name="co8" style:family="table-column">
      <style:table-column-properties fo:break-before="auto" style:column-width="86.46pt"/>
    </style:style>
    <style:style style:name="co9" style:family="table-column">
      <style:table-column-properties fo:break-before="auto" style:column-width="121.95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51.31pt"/>
    </style:style>
    <style:style style:name="co12" style:family="table-column">
      <style:table-column-properties fo:break-before="auto" style:column-width="100.8pt"/>
    </style:style>
    <style:style style:name="co13" style:family="table-column">
      <style:table-column-properties fo:break-before="auto" style:column-width="157.44pt"/>
    </style:style>
    <style:style style:name="co14" style:family="table-column">
      <style:table-column-properties fo:break-before="auto" style:column-width="93.6pt"/>
    </style:style>
    <style:style style:name="co15" style:family="table-column">
      <style:table-column-properties fo:break-before="auto" style:column-width="66.36pt"/>
    </style:style>
    <style:style style:name="co16" style:family="table-column">
      <style:table-column-properties fo:break-before="auto" style:column-width="155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/>
    </style:style>
  </office:automatic-styles>
  <office:body>
    <office:spreadsheet>
      <table:calculation-settings table:automatic-find-labels="false" table:use-regular-expressions="false" table:use-wildcards="true"/>
      <table:table table:name="tabela_agregacao_v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Estrutura</text:p>
          </table:table-cell>
          <table:table-cell office:value-type="string" calcext:value-type="string">
            <text:p>Temperatura</text:p>
          </table:table-cell>
          <table:table-cell table:style-name="ce1" office:value-type="string" calcext:value-type="string" table:number-columns-spanned="2" table:number-rows-spanned="1">
            <text:p>BestEnergy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BestInterEnergy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rGH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rGAll</text:p>
          </table:table-cell>
          <table:covered-table-cell table:style-name="ce1"/>
        </table:table-row>
        <table:table-row table:style-name="ro1">
          <table:table-cell table:number-columns-repeated="2"/>
          <table:table-cell table:style-name="ce2" office:value-type="string" calcext:value-type="string">
            <text:p>μ</text:p>
          </table:table-cell>
          <table:table-cell table:style-name="ce2" office:value-type="string" calcext:value-type="string">
            <text:p>σ</text:p>
          </table:table-cell>
          <table:table-cell table:style-name="ce2" office:value-type="string" calcext:value-type="string">
            <text:p>μ</text:p>
          </table:table-cell>
          <table:table-cell table:style-name="ce2" office:value-type="string" calcext:value-type="string">
            <text:p>σ</text:p>
          </table:table-cell>
          <table:table-cell table:style-name="ce2" office:value-type="string" calcext:value-type="string">
            <text:p>μ</text:p>
          </table:table-cell>
          <table:table-cell table:style-name="ce2" office:value-type="string" calcext:value-type="string">
            <text:p>σ</text:p>
          </table:table-cell>
          <table:table-cell table:style-name="ce2" office:value-type="string" calcext:value-type="string">
            <text:p>μ</text:p>
          </table:table-cell>
          <table:table-cell table:style-name="ce2" office:value-type="string" calcext:value-type="string">
            <text:p>σ</text:p>
          </table:table-cell>
        </table:table-row>
        <table:table-row table:style-name="ro1">
          <table:table-cell office:value-type="string" calcext:value-type="string">
            <text:p>Temperatura_0.1_1_bestCoordinates</text:p>
          </table:table-cell>
          <table:table-cell office:value-type="float" office:value="0.1" calcext:value-type="float">
            <text:p>0.1</text:p>
          </table:table-cell>
          <table:table-cell office:value-type="float" office:value="-15.5334289" calcext:value-type="float">
            <text:p>-15.5334289</text:p>
          </table:table-cell>
          <table:table-cell office:value-type="float" office:value="0.92481370109622" calcext:value-type="float">
            <text:p>0.92481370109622</text:p>
          </table:table-cell>
          <table:table-cell office:value-type="float" office:value="-11.9808668" calcext:value-type="float">
            <text:p>-11.9808668</text:p>
          </table:table-cell>
          <table:table-cell office:value-type="float" office:value="2.74574551862167" calcext:value-type="float">
            <text:p>2.74574551862167</text:p>
          </table:table-cell>
          <table:table-cell office:value-type="float" office:value="0.7121251" calcext:value-type="float">
            <text:p>0.7121251</text:p>
          </table:table-cell>
          <table:table-cell office:value-type="float" office:value="0.0522520099660291" calcext:value-type="float">
            <text:p>0.052252009966029</text:p>
          </table:table-cell>
          <table:table-cell office:value-type="float" office:value="1.0839828" calcext:value-type="float">
            <text:p>1.0839828</text:p>
          </table:table-cell>
          <table:table-cell office:value-type="float" office:value="0.0824295945468617" calcext:value-type="float">
            <text:p>0.082429594546862</text:p>
          </table:table-cell>
        </table:table-row>
        <table:table-row table:style-name="ro1">
          <table:table-cell office:value-type="string" calcext:value-type="string">
            <text:p>Temperatura_0.1_2_bestCoordinates</text:p>
          </table:table-cell>
          <table:table-cell office:value-type="float" office:value="0.1" calcext:value-type="float">
            <text:p>0.1</text:p>
          </table:table-cell>
          <table:table-cell office:value-type="float" office:value="-15.4919825" calcext:value-type="float">
            <text:p>-15.4919825</text:p>
          </table:table-cell>
          <table:table-cell office:value-type="float" office:value="1.21918139727641" calcext:value-type="float">
            <text:p>1.21918139727641</text:p>
          </table:table-cell>
          <table:table-cell office:value-type="float" office:value="-10.9111882" calcext:value-type="float">
            <text:p>-10.9111882</text:p>
          </table:table-cell>
          <table:table-cell office:value-type="float" office:value="3.13230092033591" calcext:value-type="float">
            <text:p>3.13230092033591</text:p>
          </table:table-cell>
          <table:table-cell office:value-type="float" office:value="0.7354772" calcext:value-type="float">
            <text:p>0.7354772</text:p>
          </table:table-cell>
          <table:table-cell office:value-type="float" office:value="0.0554093004193339" calcext:value-type="float">
            <text:p>0.055409300419334</text:p>
          </table:table-cell>
          <table:table-cell office:value-type="float" office:value="1.0938497" calcext:value-type="float">
            <text:p>1.0938497</text:p>
          </table:table-cell>
          <table:table-cell office:value-type="float" office:value="0.141714024989801" calcext:value-type="float">
            <text:p>0.141714024989801</text:p>
          </table:table-cell>
        </table:table-row>
        <table:table-row table:style-name="ro1">
          <table:table-cell office:value-type="string" calcext:value-type="string">
            <text:p>Temperatura_0.1_1b_bestCoordinates</text:p>
          </table:table-cell>
          <table:table-cell office:value-type="float" office:value="0.1" calcext:value-type="float">
            <text:p>0.1</text:p>
          </table:table-cell>
          <table:table-cell office:value-type="float" office:value="-16.8383995" calcext:value-type="float">
            <text:p>-16.8383995</text:p>
          </table:table-cell>
          <table:table-cell office:value-type="float" office:value="0.279601916758541" calcext:value-type="float">
            <text:p>0.279601916758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63138" calcext:value-type="float">
            <text:p>0.6863138</text:p>
          </table:table-cell>
          <table:table-cell office:value-type="float" office:value="0.0335008892204371" calcext:value-type="float">
            <text:p>0.033500889220437</text:p>
          </table:table-cell>
          <table:table-cell office:value-type="float" office:value="0.9834219" calcext:value-type="float">
            <text:p>0.9834219</text:p>
          </table:table-cell>
          <table:table-cell office:value-type="float" office:value="0.0188782962019882" calcext:value-type="float">
            <text:p>0.018878296201988</text:p>
          </table:table-cell>
        </table:table-row>
        <table:table-row table:style-name="ro1">
          <table:table-cell office:value-type="string" calcext:value-type="string">
            <text:p>Temperatura_0.1_2b_bestCoordinates</text:p>
          </table:table-cell>
          <table:table-cell office:value-type="float" office:value="0.1" calcext:value-type="float">
            <text:p>0.1</text:p>
          </table:table-cell>
          <table:table-cell office:value-type="float" office:value="-16.8191355" calcext:value-type="float">
            <text:p>-16.8191355</text:p>
          </table:table-cell>
          <table:table-cell office:value-type="float" office:value="0.431993206650348" calcext:value-type="float">
            <text:p>0.431993206650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36998" calcext:value-type="float">
            <text:p>0.6636998</text:p>
          </table:table-cell>
          <table:table-cell office:value-type="float" office:value="0.0103339949951604" calcext:value-type="float">
            <text:p>0.01033399499516</text:p>
          </table:table-cell>
          <table:table-cell office:value-type="float" office:value="0.9826206" calcext:value-type="float">
            <text:p>0.9826206</text:p>
          </table:table-cell>
          <table:table-cell office:value-type="float" office:value="0.0123208926316237" calcext:value-type="float">
            <text:p>0.012320892631624</text:p>
          </table:table-cell>
        </table:table-row>
        <table:table-row table:style-name="ro1">
          <table:table-cell office:value-type="string" calcext:value-type="string">
            <text:p>Temperatura_0.2_1_bestCoordinates</text:p>
          </table:table-cell>
          <table:table-cell office:value-type="float" office:value="0.2" calcext:value-type="float">
            <text:p>0.2</text:p>
          </table:table-cell>
          <table:table-cell office:value-type="float" office:value="-15.2965894" calcext:value-type="float">
            <text:p>-15.2965894</text:p>
          </table:table-cell>
          <table:table-cell office:value-type="float" office:value="1.58662432296144" calcext:value-type="float">
            <text:p>1.58662432296144</text:p>
          </table:table-cell>
          <table:table-cell office:value-type="float" office:value="-13.4596103" calcext:value-type="float">
            <text:p>-13.4596103</text:p>
          </table:table-cell>
          <table:table-cell office:value-type="float" office:value="3.99595481104286" calcext:value-type="float">
            <text:p>3.99595481104286</text:p>
          </table:table-cell>
          <table:table-cell office:value-type="float" office:value="0.7347" calcext:value-type="float">
            <text:p>0.7347</text:p>
          </table:table-cell>
          <table:table-cell office:value-type="float" office:value="0.0862725376779888" calcext:value-type="float">
            <text:p>0.086272537677989</text:p>
          </table:table-cell>
          <table:table-cell office:value-type="float" office:value="1.1309707" calcext:value-type="float">
            <text:p>1.1309707</text:p>
          </table:table-cell>
          <table:table-cell office:value-type="float" office:value="0.146287419626604" calcext:value-type="float">
            <text:p>0.146287419626604</text:p>
          </table:table-cell>
        </table:table-row>
        <table:table-row table:style-name="ro1">
          <table:table-cell office:value-type="string" calcext:value-type="string">
            <text:p>Temperatura_0.2_2_bestCoordinates</text:p>
          </table:table-cell>
          <table:table-cell office:value-type="float" office:value="0.2" calcext:value-type="float">
            <text:p>0.2</text:p>
          </table:table-cell>
          <table:table-cell office:value-type="float" office:value="-15.5256806" calcext:value-type="float">
            <text:p>-15.5256806</text:p>
          </table:table-cell>
          <table:table-cell office:value-type="float" office:value="1.04977567938472" calcext:value-type="float">
            <text:p>1.04977567938472</text:p>
          </table:table-cell>
          <table:table-cell office:value-type="float" office:value="-13.1428128" calcext:value-type="float">
            <text:p>-13.1428128</text:p>
          </table:table-cell>
          <table:table-cell office:value-type="float" office:value="3.90486159527796" calcext:value-type="float">
            <text:p>3.90486159527796</text:p>
          </table:table-cell>
          <table:table-cell office:value-type="float" office:value="0.7337724" calcext:value-type="float">
            <text:p>0.7337724</text:p>
          </table:table-cell>
          <table:table-cell office:value-type="float" office:value="0.0678538394893023" calcext:value-type="float">
            <text:p>0.067853839489302</text:p>
          </table:table-cell>
          <table:table-cell office:value-type="float" office:value="1.124627" calcext:value-type="float">
            <text:p>1.124627</text:p>
          </table:table-cell>
          <table:table-cell office:value-type="float" office:value="0.11218853552926" calcext:value-type="float">
            <text:p>0.11218853552926</text:p>
          </table:table-cell>
        </table:table-row>
        <table:table-row table:style-name="ro1">
          <table:table-cell office:value-type="string" calcext:value-type="string">
            <text:p>Temperatura_0.2_1b_bestCoordinates</text:p>
          </table:table-cell>
          <table:table-cell office:value-type="float" office:value="0.2" calcext:value-type="float">
            <text:p>0.2</text:p>
          </table:table-cell>
          <table:table-cell office:value-type="float" office:value="-16.8268587" calcext:value-type="float">
            <text:p>-16.8268587</text:p>
          </table:table-cell>
          <table:table-cell office:value-type="float" office:value="0.318455061040659" calcext:value-type="float">
            <text:p>0.318455061040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84685" calcext:value-type="float">
            <text:p>0.6784685</text:p>
          </table:table-cell>
          <table:table-cell office:value-type="float" office:value="0.0280622460407217" calcext:value-type="float">
            <text:p>0.028062246040722</text:p>
          </table:table-cell>
          <table:table-cell office:value-type="float" office:value="0.9994071" calcext:value-type="float">
            <text:p>0.9994071</text:p>
          </table:table-cell>
          <table:table-cell office:value-type="float" office:value="0.0130503554775339" calcext:value-type="float">
            <text:p>0.013050355477534</text:p>
          </table:table-cell>
        </table:table-row>
        <table:table-row table:style-name="ro1">
          <table:table-cell office:value-type="string" calcext:value-type="string">
            <text:p>Temperatura_0.2_2b_bestCoordinates</text:p>
          </table:table-cell>
          <table:table-cell office:value-type="float" office:value="0.2" calcext:value-type="float">
            <text:p>0.2</text:p>
          </table:table-cell>
          <table:table-cell office:value-type="float" office:value="-16.9007014" calcext:value-type="float">
            <text:p>-16.9007014</text:p>
          </table:table-cell>
          <table:table-cell office:value-type="float" office:value="0.187233436480346" calcext:value-type="float">
            <text:p>0.187233436480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4805" calcext:value-type="float">
            <text:p>0.6664805</text:p>
          </table:table-cell>
          <table:table-cell office:value-type="float" office:value="0.0145330698632464" calcext:value-type="float">
            <text:p>0.014533069863246</text:p>
          </table:table-cell>
          <table:table-cell office:value-type="float" office:value="0.9948911" calcext:value-type="float">
            <text:p>0.9948911</text:p>
          </table:table-cell>
          <table:table-cell office:value-type="float" office:value="0.00308085528546863" calcext:value-type="float">
            <text:p>0.003080855285469</text:p>
          </table:table-cell>
        </table:table-row>
        <table:table-row table:style-name="ro1">
          <table:table-cell office:value-type="string" calcext:value-type="string">
            <text:p>Temperatura_0.3_1_bestCoordinates</text:p>
          </table:table-cell>
          <table:table-cell office:value-type="float" office:value="0.3" calcext:value-type="float">
            <text:p>0.3</text:p>
          </table:table-cell>
          <table:table-cell office:value-type="float" office:value="-15.138266" calcext:value-type="float">
            <text:p>-15.138266</text:p>
          </table:table-cell>
          <table:table-cell office:value-type="float" office:value="0.835750855774495" calcext:value-type="float">
            <text:p>0.835750855774495</text:p>
          </table:table-cell>
          <table:table-cell office:value-type="float" office:value="-11.6024517" calcext:value-type="float">
            <text:p>-11.6024517</text:p>
          </table:table-cell>
          <table:table-cell office:value-type="float" office:value="2.25313127203197" calcext:value-type="float">
            <text:p>2.25313127203197</text:p>
          </table:table-cell>
          <table:table-cell office:value-type="float" office:value="0.7849623" calcext:value-type="float">
            <text:p>0.7849623</text:p>
          </table:table-cell>
          <table:table-cell office:value-type="float" office:value="0.0684235806093923" calcext:value-type="float">
            <text:p>0.068423580609392</text:p>
          </table:table-cell>
          <table:table-cell office:value-type="float" office:value="1.170925" calcext:value-type="float">
            <text:p>1.170925</text:p>
          </table:table-cell>
          <table:table-cell office:value-type="float" office:value="0.0914964458271468" calcext:value-type="float">
            <text:p>0.091496445827147</text:p>
          </table:table-cell>
        </table:table-row>
        <table:table-row table:style-name="ro1">
          <table:table-cell office:value-type="string" calcext:value-type="string">
            <text:p>Temperatura_0.3_2_bestCoordinates</text:p>
          </table:table-cell>
          <table:table-cell office:value-type="float" office:value="0.3" calcext:value-type="float">
            <text:p>0.3</text:p>
          </table:table-cell>
          <table:table-cell office:value-type="float" office:value="-14.8224696" calcext:value-type="float">
            <text:p>-14.8224696</text:p>
          </table:table-cell>
          <table:table-cell office:value-type="float" office:value="1.31269850146888" calcext:value-type="float">
            <text:p>1.31269850146888</text:p>
          </table:table-cell>
          <table:table-cell office:value-type="float" office:value="-12.5536842" calcext:value-type="float">
            <text:p>-12.5536842</text:p>
          </table:table-cell>
          <table:table-cell office:value-type="float" office:value="2.49706174463936" calcext:value-type="float">
            <text:p>2.49706174463936</text:p>
          </table:table-cell>
          <table:table-cell office:value-type="float" office:value="0.7775912" calcext:value-type="float">
            <text:p>0.7775912</text:p>
          </table:table-cell>
          <table:table-cell office:value-type="float" office:value="0.0690095602142196" calcext:value-type="float">
            <text:p>0.06900956021422</text:p>
          </table:table-cell>
          <table:table-cell office:value-type="float" office:value="1.2027912" calcext:value-type="float">
            <text:p>1.2027912</text:p>
          </table:table-cell>
          <table:table-cell office:value-type="float" office:value="0.0952819551413593" calcext:value-type="float">
            <text:p>0.095281955141359</text:p>
          </table:table-cell>
        </table:table-row>
        <table:table-row table:style-name="ro1">
          <table:table-cell office:value-type="string" calcext:value-type="string">
            <text:p>Temperatura_0.3_1b_bestCoordinates</text:p>
          </table:table-cell>
          <table:table-cell office:value-type="float" office:value="0.3" calcext:value-type="float">
            <text:p>0.3</text:p>
          </table:table-cell>
          <table:table-cell office:value-type="float" office:value="-16.0043934" calcext:value-type="float">
            <text:p>-16.0043934</text:p>
          </table:table-cell>
          <table:table-cell office:value-type="float" office:value="0.998111335287021" calcext:value-type="float">
            <text:p>0.998111335287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72943" calcext:value-type="float">
            <text:p>0.7872943</text:p>
          </table:table-cell>
          <table:table-cell office:value-type="float" office:value="0.124192475495136" calcext:value-type="float">
            <text:p>0.124192475495136</text:p>
          </table:table-cell>
          <table:table-cell office:value-type="float" office:value="1.3336407" calcext:value-type="float">
            <text:p>1.3336407</text:p>
          </table:table-cell>
          <table:table-cell office:value-type="float" office:value="0.317378907336341" calcext:value-type="float">
            <text:p>0.317378907336341</text:p>
          </table:table-cell>
        </table:table-row>
        <table:table-row table:style-name="ro1">
          <table:table-cell office:value-type="string" calcext:value-type="string">
            <text:p>Temperatura_0.3_2b_bestCoordinates</text:p>
          </table:table-cell>
          <table:table-cell office:value-type="float" office:value="0.3" calcext:value-type="float">
            <text:p>0.3</text:p>
          </table:table-cell>
          <table:table-cell office:value-type="float" office:value="-15.9186308" calcext:value-type="float">
            <text:p>-15.9186308</text:p>
          </table:table-cell>
          <table:table-cell office:value-type="float" office:value="1.12046140506604" calcext:value-type="float">
            <text:p>1.12046140506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69504" calcext:value-type="float">
            <text:p>0.7769504</text:p>
          </table:table-cell>
          <table:table-cell office:value-type="float" office:value="0.114822994455989" calcext:value-type="float">
            <text:p>0.114822994455989</text:p>
          </table:table-cell>
          <table:table-cell office:value-type="float" office:value="1.3226796" calcext:value-type="float">
            <text:p>1.3226796</text:p>
          </table:table-cell>
          <table:table-cell office:value-type="float" office:value="0.318930391490118" calcext:value-type="float">
            <text:p>0.318930391490118</text:p>
          </table:table-cell>
        </table:table-row>
        <table:table-row table:style-name="ro1">
          <table:table-cell office:value-type="string" calcext:value-type="string">
            <text:p>Temperatura_0.4_1_bestCoordinates</text:p>
          </table:table-cell>
          <table:table-cell/>
          <table:table-cell office:value-type="float" office:value="-15.2743355" calcext:value-type="float">
            <text:p>-15.2743355</text:p>
          </table:table-cell>
          <table:table-cell office:value-type="float" office:value="0.877908452957283" calcext:value-type="float">
            <text:p>0.877908452957283</text:p>
          </table:table-cell>
          <table:table-cell office:value-type="float" office:value="-9.5011172" calcext:value-type="float">
            <text:p>-9.5011172</text:p>
          </table:table-cell>
          <table:table-cell office:value-type="float" office:value="5.53597837203441" calcext:value-type="float">
            <text:p>5.53597837203441</text:p>
          </table:table-cell>
          <table:table-cell office:value-type="float" office:value="0.8201511" calcext:value-type="float">
            <text:p>0.8201511</text:p>
          </table:table-cell>
          <table:table-cell office:value-type="float" office:value="0.0901128324518212" calcext:value-type="float">
            <text:p>0.090112832451821</text:p>
          </table:table-cell>
          <table:table-cell office:value-type="float" office:value="1.3023514" calcext:value-type="float">
            <text:p>1.3023514</text:p>
          </table:table-cell>
          <table:table-cell office:value-type="float" office:value="0.205236289597722" calcext:value-type="float">
            <text:p>0.205236289597722</text:p>
          </table:table-cell>
        </table:table-row>
        <table:table-row table:style-name="ro1">
          <table:table-cell office:value-type="string" calcext:value-type="string">
            <text:p>Temperatura_0.4_2_bestCoordinates</text:p>
          </table:table-cell>
          <table:table-cell/>
          <table:table-cell office:value-type="float" office:value="-14.8574879" calcext:value-type="float">
            <text:p>-14.8574879</text:p>
          </table:table-cell>
          <table:table-cell office:value-type="float" office:value="0.753796188898756" calcext:value-type="float">
            <text:p>0.753796188898756</text:p>
          </table:table-cell>
          <table:table-cell office:value-type="float" office:value="-9.5338478" calcext:value-type="float">
            <text:p>-9.5338478</text:p>
          </table:table-cell>
          <table:table-cell office:value-type="float" office:value="5.33642355505617" calcext:value-type="float">
            <text:p>5.33642355505617</text:p>
          </table:table-cell>
          <table:table-cell office:value-type="float" office:value="0.7823799" calcext:value-type="float">
            <text:p>0.7823799</text:p>
          </table:table-cell>
          <table:table-cell office:value-type="float" office:value="0.0931786284042108" calcext:value-type="float">
            <text:p>0.093178628404211</text:p>
          </table:table-cell>
          <table:table-cell office:value-type="float" office:value="1.3813497" calcext:value-type="float">
            <text:p>1.3813497</text:p>
          </table:table-cell>
          <table:table-cell office:value-type="float" office:value="0.202561036340186" calcext:value-type="float">
            <text:p>0.202561036340186</text:p>
          </table:table-cell>
        </table:table-row>
        <table:table-row table:style-name="ro1">
          <table:table-cell office:value-type="string" calcext:value-type="string">
            <text:p>Temperatura_0.4_1b_bestCoordinates</text:p>
          </table:table-cell>
          <table:table-cell/>
          <table:table-cell office:value-type="float" office:value="-13.7245161" calcext:value-type="float">
            <text:p>-13.7245161</text:p>
          </table:table-cell>
          <table:table-cell office:value-type="float" office:value="0.973094639193789" calcext:value-type="float">
            <text:p>0.973094639193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16714" calcext:value-type="float">
            <text:p>0.8916714</text:p>
          </table:table-cell>
          <table:table-cell office:value-type="float" office:value="0.0501192799393607" calcext:value-type="float">
            <text:p>0.050119279939361</text:p>
          </table:table-cell>
          <table:table-cell office:value-type="float" office:value="1.6200938" calcext:value-type="float">
            <text:p>1.6200938</text:p>
          </table:table-cell>
          <table:table-cell office:value-type="float" office:value="0.145815430042091" calcext:value-type="float">
            <text:p>0.145815430042091</text:p>
          </table:table-cell>
        </table:table-row>
        <table:table-row table:style-name="ro1">
          <table:table-cell office:value-type="string" calcext:value-type="string">
            <text:p>Temperatura_0.4_2b_bestCoordinates</text:p>
          </table:table-cell>
          <table:table-cell/>
          <table:table-cell office:value-type="float" office:value="-13.7922531" calcext:value-type="float">
            <text:p>-13.7922531</text:p>
          </table:table-cell>
          <table:table-cell office:value-type="float" office:value="0.641550362371568" calcext:value-type="float">
            <text:p>0.641550362371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39815" calcext:value-type="float">
            <text:p>0.9139815</text:p>
          </table:table-cell>
          <table:table-cell office:value-type="float" office:value="0.0232429889353758" calcext:value-type="float">
            <text:p>0.023242988935376</text:p>
          </table:table-cell>
          <table:table-cell office:value-type="float" office:value="1.6698855" calcext:value-type="float">
            <text:p>1.6698855</text:p>
          </table:table-cell>
          <table:table-cell office:value-type="float" office:value="0.0231068786349433" calcext:value-type="float">
            <text:p>0.023106878634943</text:p>
          </table:table-cell>
        </table:table-row>
        <table:table-row table:style-name="ro1">
          <table:table-cell office:value-type="string" calcext:value-type="string">
            <text:p>Temperatura_0.5_1_bestCoordinates</text:p>
          </table:table-cell>
          <table:table-cell/>
          <table:table-cell office:value-type="float" office:value="-14.5388075" calcext:value-type="float">
            <text:p>-14.5388075</text:p>
          </table:table-cell>
          <table:table-cell office:value-type="float" office:value="1.56039463872209" calcext:value-type="float">
            <text:p>1.56039463872209</text:p>
          </table:table-cell>
          <table:table-cell office:value-type="float" office:value="-4.7718252" calcext:value-type="float">
            <text:p>-4.7718252</text:p>
          </table:table-cell>
          <table:table-cell office:value-type="float" office:value="5.3557500999968" calcext:value-type="float">
            <text:p>5.3557500999968</text:p>
          </table:table-cell>
          <table:table-cell office:value-type="float" office:value="0.8079025" calcext:value-type="float">
            <text:p>0.8079025</text:p>
          </table:table-cell>
          <table:table-cell office:value-type="float" office:value="0.120185689105858" calcext:value-type="float">
            <text:p>0.120185689105858</text:p>
          </table:table-cell>
          <table:table-cell office:value-type="float" office:value="1.403167" calcext:value-type="float">
            <text:p>1.403167</text:p>
          </table:table-cell>
          <table:table-cell office:value-type="float" office:value="0.294321037348675" calcext:value-type="float">
            <text:p>0.294321037348675</text:p>
          </table:table-cell>
        </table:table-row>
        <table:table-row table:style-name="ro1">
          <table:table-cell office:value-type="string" calcext:value-type="string">
            <text:p>Temperatura_0.5_2_bestCoordinates</text:p>
          </table:table-cell>
          <table:table-cell/>
          <table:table-cell office:value-type="float" office:value="-15.1474416" calcext:value-type="float">
            <text:p>-15.1474416</text:p>
          </table:table-cell>
          <table:table-cell office:value-type="float" office:value="1.46212067640829" calcext:value-type="float">
            <text:p>1.46212067640829</text:p>
          </table:table-cell>
          <table:table-cell office:value-type="float" office:value="-2.6450913" calcext:value-type="float">
            <text:p>-2.6450913</text:p>
          </table:table-cell>
          <table:table-cell office:value-type="float" office:value="4.82653375239405" calcext:value-type="float">
            <text:p>4.82653375239405</text:p>
          </table:table-cell>
          <table:table-cell office:value-type="float" office:value="0.805095" calcext:value-type="float">
            <text:p>0.805095</text:p>
          </table:table-cell>
          <table:table-cell office:value-type="float" office:value="0.096709277739005" calcext:value-type="float">
            <text:p>0.096709277739005</text:p>
          </table:table-cell>
          <table:table-cell office:value-type="float" office:value="1.3622427" calcext:value-type="float">
            <text:p>1.3622427</text:p>
          </table:table-cell>
          <table:table-cell office:value-type="float" office:value="0.294517777844072" calcext:value-type="float">
            <text:p>0.294517777844072</text:p>
          </table:table-cell>
        </table:table-row>
        <table:table-row table:style-name="ro1">
          <table:table-cell office:value-type="string" calcext:value-type="string">
            <text:p>Temperatura_0.5_1b_bestCoordinates</text:p>
          </table:table-cell>
          <table:table-cell/>
          <table:table-cell office:value-type="float" office:value="-12.6541398" calcext:value-type="float">
            <text:p>-12.6541398</text:p>
          </table:table-cell>
          <table:table-cell office:value-type="float" office:value="0.580660798915993" calcext:value-type="float">
            <text:p>0.580660798915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019622" calcext:value-type="float">
            <text:p>0.9019622</text:p>
          </table:table-cell>
          <table:table-cell office:value-type="float" office:value="0.0244229286974351" calcext:value-type="float">
            <text:p>0.024422928697435</text:p>
          </table:table-cell>
          <table:table-cell office:value-type="float" office:value="1.6652365" calcext:value-type="float">
            <text:p>1.6652365</text:p>
          </table:table-cell>
          <table:table-cell office:value-type="float" office:value="0.0436599636950147" calcext:value-type="float">
            <text:p>0.043659963695015</text:p>
          </table:table-cell>
        </table:table-row>
        <table:table-row table:style-name="ro1">
          <table:table-cell office:value-type="string" calcext:value-type="string">
            <text:p>Temperatura_0.5_2b_bestCoordinates</text:p>
          </table:table-cell>
          <table:table-cell/>
          <table:table-cell office:value-type="float" office:value="-12.4631737" calcext:value-type="float">
            <text:p>-12.4631737</text:p>
          </table:table-cell>
          <table:table-cell office:value-type="float" office:value="0.366139186538958" calcext:value-type="float">
            <text:p>0.366139186538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48982" calcext:value-type="float">
            <text:p>0.9148982</text:p>
          </table:table-cell>
          <table:table-cell office:value-type="float" office:value="0.0190641818329558" calcext:value-type="float">
            <text:p>0.019064181832956</text:p>
          </table:table-cell>
          <table:table-cell office:value-type="float" office:value="1.6770964" calcext:value-type="float">
            <text:p>1.6770964</text:p>
          </table:table-cell>
          <table:table-cell office:value-type="float" office:value="0.0389574227848815" calcext:value-type="float">
            <text:p>0.038957422784882</text:p>
          </table:table-cell>
        </table:table-row>
        <table:table-row table:style-name="ro1">
          <table:table-cell office:value-type="string" calcext:value-type="string">
            <text:p>Temperatura_0.6_1_bestCoordinates</text:p>
          </table:table-cell>
          <table:table-cell/>
          <table:table-cell office:value-type="float" office:value="-14.3648809" calcext:value-type="float">
            <text:p>-14.3648809</text:p>
          </table:table-cell>
          <table:table-cell office:value-type="float" office:value="2.11613164513834" calcext:value-type="float">
            <text:p>2.11613164513834</text:p>
          </table:table-cell>
          <table:table-cell office:value-type="float" office:value="-1.0598642" calcext:value-type="float">
            <text:p>-1.0598642</text:p>
          </table:table-cell>
          <table:table-cell office:value-type="float" office:value="3.17783732131614" calcext:value-type="float">
            <text:p>3.17783732131614</text:p>
          </table:table-cell>
          <table:table-cell office:value-type="float" office:value="0.7857241" calcext:value-type="float">
            <text:p>0.7857241</text:p>
          </table:table-cell>
          <table:table-cell office:value-type="float" office:value="0.116083164635058" calcext:value-type="float">
            <text:p>0.116083164635058</text:p>
          </table:table-cell>
          <table:table-cell office:value-type="float" office:value="1.3374629" calcext:value-type="float">
            <text:p>1.3374629</text:p>
          </table:table-cell>
          <table:table-cell office:value-type="float" office:value="0.312618943496535" calcext:value-type="float">
            <text:p>0.312618943496535</text:p>
          </table:table-cell>
        </table:table-row>
        <table:table-row table:style-name="ro1">
          <table:table-cell office:value-type="string" calcext:value-type="string">
            <text:p>Temperatura_0.6_2_bestCoordinates</text:p>
          </table:table-cell>
          <table:table-cell/>
          <table:table-cell office:value-type="float" office:value="-14.4027622" calcext:value-type="float">
            <text:p>-14.4027622</text:p>
          </table:table-cell>
          <table:table-cell office:value-type="float" office:value="1.97609780971286" calcext:value-type="float">
            <text:p>1.97609780971286</text:p>
          </table:table-cell>
          <table:table-cell office:value-type="float" office:value="-1.1470957" calcext:value-type="float">
            <text:p>-1.1470957</text:p>
          </table:table-cell>
          <table:table-cell office:value-type="float" office:value="3.4412871" calcext:value-type="float">
            <text:p>3.4412871</text:p>
          </table:table-cell>
          <table:table-cell office:value-type="float" office:value="0.7985852" calcext:value-type="float">
            <text:p>0.7985852</text:p>
          </table:table-cell>
          <table:table-cell office:value-type="float" office:value="0.112158235499494" calcext:value-type="float">
            <text:p>0.112158235499494</text:p>
          </table:table-cell>
          <table:table-cell office:value-type="float" office:value="1.36604" calcext:value-type="float">
            <text:p>1.36604</text:p>
          </table:table-cell>
          <table:table-cell office:value-type="float" office:value="0.292026566160341" calcext:value-type="float">
            <text:p>0.292026566160341</text:p>
          </table:table-cell>
        </table:table-row>
        <table:table-row table:style-name="ro1">
          <table:table-cell office:value-type="string" calcext:value-type="string">
            <text:p>Temperatura_0.6_1b_bestCoordinates</text:p>
          </table:table-cell>
          <table:table-cell/>
          <table:table-cell office:value-type="float" office:value="-11.882501" calcext:value-type="float">
            <text:p>-11.882501</text:p>
          </table:table-cell>
          <table:table-cell office:value-type="float" office:value="0.15361753972968" calcext:value-type="float">
            <text:p>0.1536175397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048623" calcext:value-type="float">
            <text:p>0.9048623</text:p>
          </table:table-cell>
          <table:table-cell office:value-type="float" office:value="0.0100151171740524" calcext:value-type="float">
            <text:p>0.010015117174052</text:p>
          </table:table-cell>
          <table:table-cell office:value-type="float" office:value="1.6757929" calcext:value-type="float">
            <text:p>1.6757929</text:p>
          </table:table-cell>
          <table:table-cell office:value-type="float" office:value="0.0290064947570368" calcext:value-type="float">
            <text:p>0.029006494757037</text:p>
          </table:table-cell>
        </table:table-row>
        <table:table-row table:style-name="ro1">
          <table:table-cell office:value-type="string" calcext:value-type="string">
            <text:p>Temperatura_0.6_2b_bestCoordinates</text:p>
          </table:table-cell>
          <table:table-cell/>
          <table:table-cell office:value-type="float" office:value="-12.0385398" calcext:value-type="float">
            <text:p>-12.0385398</text:p>
          </table:table-cell>
          <table:table-cell office:value-type="float" office:value="0.424459475248651" calcext:value-type="float">
            <text:p>0.424459475248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67996" calcext:value-type="float">
            <text:p>0.9267996</text:p>
          </table:table-cell>
          <table:table-cell office:value-type="float" office:value="0.0217140848584507" calcext:value-type="float">
            <text:p>0.021714084858451</text:p>
          </table:table-cell>
          <table:table-cell office:value-type="float" office:value="1.6909639" calcext:value-type="float">
            <text:p>1.6909639</text:p>
          </table:table-cell>
          <table:table-cell office:value-type="float" office:value="0.0313880825360518" calcext:value-type="float">
            <text:p>0.031388082536052</text:p>
          </table:table-cell>
        </table:table-row>
        <table:table-row table:style-name="ro1">
          <table:table-cell office:value-type="string" calcext:value-type="string">
            <text:p>Temperatura_0.7_1_bestCoordinates</text:p>
          </table:table-cell>
          <table:table-cell/>
          <table:table-cell office:value-type="float" office:value="-13.0249481" calcext:value-type="float">
            <text:p>-13.0249481</text:p>
          </table:table-cell>
          <table:table-cell office:value-type="float" office:value="1.49413721149046" calcext:value-type="float">
            <text:p>1.49413721149046</text:p>
          </table:table-cell>
          <table:table-cell office:value-type="float" office:value="-0.0110411" calcext:value-type="float">
            <text:p>-0.0110411</text:p>
          </table:table-cell>
          <table:table-cell office:value-type="float" office:value="0.0328372546551931" calcext:value-type="float">
            <text:p>0.032837254655193</text:p>
          </table:table-cell>
          <table:table-cell office:value-type="float" office:value="0.8614725" calcext:value-type="float">
            <text:p>0.8614725</text:p>
          </table:table-cell>
          <table:table-cell office:value-type="float" office:value="0.101521633998129" calcext:value-type="float">
            <text:p>0.101521633998129</text:p>
          </table:table-cell>
          <table:table-cell office:value-type="float" office:value="1.5645361" calcext:value-type="float">
            <text:p>1.5645361</text:p>
          </table:table-cell>
          <table:table-cell office:value-type="float" office:value="0.224608830197056" calcext:value-type="float">
            <text:p>0.224608830197056</text:p>
          </table:table-cell>
        </table:table-row>
        <table:table-row table:style-name="ro1">
          <table:table-cell office:value-type="string" calcext:value-type="string">
            <text:p>Temperatura_0.7_2_bestCoordinates</text:p>
          </table:table-cell>
          <table:table-cell/>
          <table:table-cell office:value-type="float" office:value="-13.3136411" calcext:value-type="float">
            <text:p>-13.3136411</text:p>
          </table:table-cell>
          <table:table-cell office:value-type="float" office:value="1.87363551479008" calcext:value-type="float">
            <text:p>1.87363551479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07565" calcext:value-type="float">
            <text:p>0.8607565</text:p>
          </table:table-cell>
          <table:table-cell office:value-type="float" office:value="0.0887452065908351" calcext:value-type="float">
            <text:p>0.088745206590835</text:p>
          </table:table-cell>
          <table:table-cell office:value-type="float" office:value="1.5251924" calcext:value-type="float">
            <text:p>1.5251924</text:p>
          </table:table-cell>
          <table:table-cell office:value-type="float" office:value="0.261393193567545" calcext:value-type="float">
            <text:p>0.261393193567545</text:p>
          </table:table-cell>
        </table:table-row>
        <table:table-row table:style-name="ro1">
          <table:table-cell office:value-type="string" calcext:value-type="string">
            <text:p>Temperatura_0.7_1b_bestCoordinates</text:p>
          </table:table-cell>
          <table:table-cell/>
          <table:table-cell office:value-type="float" office:value="-11.9029683" calcext:value-type="float">
            <text:p>-11.9029683</text:p>
          </table:table-cell>
          <table:table-cell office:value-type="float" office:value="0.632134762870395" calcext:value-type="float">
            <text:p>0.632134762870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79781" calcext:value-type="float">
            <text:p>0.9279781</text:p>
          </table:table-cell>
          <table:table-cell office:value-type="float" office:value="0.0313694687537102" calcext:value-type="float">
            <text:p>0.03136946875371</text:p>
          </table:table-cell>
          <table:table-cell office:value-type="float" office:value="1.7607581" calcext:value-type="float">
            <text:p>1.7607581</text:p>
          </table:table-cell>
          <table:table-cell office:value-type="float" office:value="0.0652559558468804" calcext:value-type="float">
            <text:p>0.06525595584688</text:p>
          </table:table-cell>
        </table:table-row>
        <table:table-row table:style-name="ro1">
          <table:table-cell office:value-type="string" calcext:value-type="string">
            <text:p>Temperatura_0.7_2b_bestCoordinates</text:p>
          </table:table-cell>
          <table:table-cell/>
          <table:table-cell office:value-type="float" office:value="-11.7158739" calcext:value-type="float">
            <text:p>-11.7158739</text:p>
          </table:table-cell>
          <table:table-cell office:value-type="float" office:value="0.454855871631982" calcext:value-type="float">
            <text:p>0.454855871631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54311" calcext:value-type="float">
            <text:p>0.9454311</text:p>
          </table:table-cell>
          <table:table-cell office:value-type="float" office:value="0.0596567823980643" calcext:value-type="float">
            <text:p>0.059656782398064</text:p>
          </table:table-cell>
          <table:table-cell office:value-type="float" office:value="1.7377847" calcext:value-type="float">
            <text:p>1.7377847</text:p>
          </table:table-cell>
          <table:table-cell office:value-type="float" office:value="0.0683938234141797" calcext:value-type="float">
            <text:p>0.06839382341418</text:p>
          </table:table-cell>
        </table:table-row>
        <table:table-row table:style-name="ro1">
          <table:table-cell office:value-type="string" calcext:value-type="string">
            <text:p>Temperatura_0.8_1_bestCoordinates</text:p>
          </table:table-cell>
          <table:table-cell/>
          <table:table-cell office:value-type="float" office:value="-12.8849512" calcext:value-type="float">
            <text:p>-12.8849512</text:p>
          </table:table-cell>
          <table:table-cell office:value-type="float" office:value="1.74949978129572" calcext:value-type="float">
            <text:p>1.74949978129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00815" calcext:value-type="float">
            <text:p>0.900815</text:p>
          </table:table-cell>
          <table:table-cell office:value-type="float" office:value="0.103488276757322" calcext:value-type="float">
            <text:p>0.103488276757322</text:p>
          </table:table-cell>
          <table:table-cell office:value-type="float" office:value="1.562788" calcext:value-type="float">
            <text:p>1.562788</text:p>
          </table:table-cell>
          <table:table-cell office:value-type="float" office:value="0.262687043023823" calcext:value-type="float">
            <text:p>0.262687043023823</text:p>
          </table:table-cell>
        </table:table-row>
        <table:table-row table:style-name="ro1">
          <table:table-cell office:value-type="string" calcext:value-type="string">
            <text:p>Temperatura_0.8_2_bestCoordinates</text:p>
          </table:table-cell>
          <table:table-cell/>
          <table:table-cell office:value-type="float" office:value="-13.0766867" calcext:value-type="float">
            <text:p>-13.0766867</text:p>
          </table:table-cell>
          <table:table-cell office:value-type="float" office:value="2.07067379532316" calcext:value-type="float">
            <text:p>2.07067379532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36398" calcext:value-type="float">
            <text:p>0.8636398</text:p>
          </table:table-cell>
          <table:table-cell office:value-type="float" office:value="0.12960502257459" calcext:value-type="float">
            <text:p>0.12960502257459</text:p>
          </table:table-cell>
          <table:table-cell office:value-type="float" office:value="1.4877579" calcext:value-type="float">
            <text:p>1.4877579</text:p>
          </table:table-cell>
          <table:table-cell office:value-type="float" office:value="0.310174865447041" calcext:value-type="float">
            <text:p>0.310174865447041</text:p>
          </table:table-cell>
        </table:table-row>
        <table:table-row table:style-name="ro1">
          <table:table-cell office:value-type="string" calcext:value-type="string">
            <text:p>Temperatura_0.8_1b_bestCoordinates</text:p>
          </table:table-cell>
          <table:table-cell/>
          <table:table-cell office:value-type="float" office:value="-11.4886663" calcext:value-type="float">
            <text:p>-11.4886663</text:p>
          </table:table-cell>
          <table:table-cell office:value-type="float" office:value="0.278716220512926" calcext:value-type="float">
            <text:p>0.278716220512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52707" calcext:value-type="float">
            <text:p>0.9952707</text:p>
          </table:table-cell>
          <table:table-cell office:value-type="float" office:value="0.0789378623970145" calcext:value-type="float">
            <text:p>0.078937862397015</text:p>
          </table:table-cell>
          <table:table-cell office:value-type="float" office:value="1.8492975" calcext:value-type="float">
            <text:p>1.8492975</text:p>
          </table:table-cell>
          <table:table-cell office:value-type="float" office:value="0.10602247303025" calcext:value-type="float">
            <text:p>0.10602247303025</text:p>
          </table:table-cell>
        </table:table-row>
        <table:table-row table:style-name="ro1">
          <table:table-cell office:value-type="string" calcext:value-type="string">
            <text:p>Temperatura_0.8_2b_bestCoordinates</text:p>
          </table:table-cell>
          <table:table-cell/>
          <table:table-cell office:value-type="float" office:value="-11.3254388" calcext:value-type="float">
            <text:p>-11.3254388</text:p>
          </table:table-cell>
          <table:table-cell office:value-type="float" office:value="0.383259753550461" calcext:value-type="float">
            <text:p>0.383259753550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31015" calcext:value-type="float">
            <text:p>0.9831015</text:p>
          </table:table-cell>
          <table:table-cell office:value-type="float" office:value="0.0612213541017348" calcext:value-type="float">
            <text:p>0.061221354101735</text:p>
          </table:table-cell>
          <table:table-cell office:value-type="float" office:value="1.8076907" calcext:value-type="float">
            <text:p>1.8076907</text:p>
          </table:table-cell>
          <table:table-cell office:value-type="float" office:value="0.0645265269111084" calcext:value-type="float">
            <text:p>0.064526526911108</text:p>
          </table:table-cell>
        </table:table-row>
        <table:table-row table:style-name="ro1">
          <table:table-cell office:value-type="string" calcext:value-type="string">
            <text:p>Temperatura_0.9_1_bestCoordinates</text:p>
          </table:table-cell>
          <table:table-cell/>
          <table:table-cell office:value-type="float" office:value="-13.0352767" calcext:value-type="float">
            <text:p>-13.0352767</text:p>
          </table:table-cell>
          <table:table-cell office:value-type="float" office:value="2.16889563557415" calcext:value-type="float">
            <text:p>2.16889563557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92472" calcext:value-type="float">
            <text:p>0.8692472</text:p>
          </table:table-cell>
          <table:table-cell office:value-type="float" office:value="0.126502544292832" calcext:value-type="float">
            <text:p>0.126502544292832</text:p>
          </table:table-cell>
          <table:table-cell office:value-type="float" office:value="1.5333796" calcext:value-type="float">
            <text:p>1.5333796</text:p>
          </table:table-cell>
          <table:table-cell office:value-type="float" office:value="0.324513177535582" calcext:value-type="float">
            <text:p>0.324513177535582</text:p>
          </table:table-cell>
        </table:table-row>
        <table:table-row table:style-name="ro1">
          <table:table-cell office:value-type="string" calcext:value-type="string">
            <text:p>Temperatura_0.9_2_bestCoordinates</text:p>
          </table:table-cell>
          <table:table-cell/>
          <table:table-cell office:value-type="float" office:value="-12.0923035" calcext:value-type="float">
            <text:p>-12.0923035</text:p>
          </table:table-cell>
          <table:table-cell office:value-type="float" office:value="0.629043088491758" calcext:value-type="float">
            <text:p>0.629043088491758</text:p>
          </table:table-cell>
          <table:table-cell office:value-type="float" office:value="-0.0060018" calcext:value-type="float">
            <text:p>-0.0060018</text:p>
          </table:table-cell>
          <table:table-cell office:value-type="float" office:value="0.0180054" calcext:value-type="float">
            <text:p>0.0180054</text:p>
          </table:table-cell>
          <table:table-cell office:value-type="float" office:value="0.932478" calcext:value-type="float">
            <text:p>0.932478</text:p>
          </table:table-cell>
          <table:table-cell office:value-type="float" office:value="0.0502573670002717" calcext:value-type="float">
            <text:p>0.050257367000272</text:p>
          </table:table-cell>
          <table:table-cell office:value-type="float" office:value="1.7101773" calcext:value-type="float">
            <text:p>1.7101773</text:p>
          </table:table-cell>
          <table:table-cell office:value-type="float" office:value="0.121196781272483" calcext:value-type="float">
            <text:p>0.121196781272483</text:p>
          </table:table-cell>
        </table:table-row>
        <table:table-row table:style-name="ro1">
          <table:table-cell office:value-type="string" calcext:value-type="string">
            <text:p>Temperatura_0.9_1b_bestCoordinates</text:p>
          </table:table-cell>
          <table:table-cell/>
          <table:table-cell office:value-type="float" office:value="-10.8053378" calcext:value-type="float">
            <text:p>-10.8053378</text:p>
          </table:table-cell>
          <table:table-cell office:value-type="float" office:value="0.349196601473668" calcext:value-type="float">
            <text:p>0.349196601473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013683" calcext:value-type="float">
            <text:p>1.1013683</text:p>
          </table:table-cell>
          <table:table-cell office:value-type="float" office:value="0.0991725961887154" calcext:value-type="float">
            <text:p>0.099172596188715</text:p>
          </table:table-cell>
          <table:table-cell office:value-type="float" office:value="1.9440696" calcext:value-type="float">
            <text:p>1.9440696</text:p>
          </table:table-cell>
          <table:table-cell office:value-type="float" office:value="0.137609365654522" calcext:value-type="float">
            <text:p>0.137609365654522</text:p>
          </table:table-cell>
        </table:table-row>
        <table:table-row table:style-name="ro1">
          <table:table-cell office:value-type="string" calcext:value-type="string">
            <text:p>Temperatura_0.9_2b_bestCoordinates</text:p>
          </table:table-cell>
          <table:table-cell/>
          <table:table-cell office:value-type="float" office:value="-11.0211574" calcext:value-type="float">
            <text:p>-11.0211574</text:p>
          </table:table-cell>
          <table:table-cell office:value-type="float" office:value="0.311131459214975" calcext:value-type="float">
            <text:p>0.311131459214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088065" calcext:value-type="float">
            <text:p>1.1088065</text:p>
          </table:table-cell>
          <table:table-cell office:value-type="float" office:value="0.112091308723067" calcext:value-type="float">
            <text:p>0.112091308723067</text:p>
          </table:table-cell>
          <table:table-cell office:value-type="float" office:value="1.9590786" calcext:value-type="float">
            <text:p>1.9590786</text:p>
          </table:table-cell>
          <table:table-cell office:value-type="float" office:value="0.105607291794838" calcext:value-type="float">
            <text:p>0.105607291794838</text:p>
          </table:table-cell>
        </table:table-row>
        <table:table-row table:style-name="ro1">
          <table:table-cell office:value-type="string" calcext:value-type="string">
            <text:p>Temperatura_1.0_1_bestCoordinates</text:p>
          </table:table-cell>
          <table:table-cell/>
          <table:table-cell office:value-type="float" office:value="-13.6583604" calcext:value-type="float">
            <text:p>-13.6583604</text:p>
          </table:table-cell>
          <table:table-cell office:value-type="float" office:value="2.00938235184308" calcext:value-type="float">
            <text:p>2.00938235184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08735" calcext:value-type="float">
            <text:p>0.8308735</text:p>
          </table:table-cell>
          <table:table-cell office:value-type="float" office:value="0.13079480692539" calcext:value-type="float">
            <text:p>0.13079480692539</text:p>
          </table:table-cell>
          <table:table-cell office:value-type="float" office:value="1.480657" calcext:value-type="float">
            <text:p>1.480657</text:p>
          </table:table-cell>
          <table:table-cell office:value-type="float" office:value="0.291252389284277" calcext:value-type="float">
            <text:p>0.291252389284277</text:p>
          </table:table-cell>
        </table:table-row>
        <table:table-row table:style-name="ro1">
          <table:table-cell office:value-type="string" calcext:value-type="string">
            <text:p>Temperatura_1.0_2_bestCoordinates</text:p>
          </table:table-cell>
          <table:table-cell/>
          <table:table-cell office:value-type="float" office:value="-13.3280664" calcext:value-type="float">
            <text:p>-13.3280664</text:p>
          </table:table-cell>
          <table:table-cell office:value-type="float" office:value="1.91838636620287" calcext:value-type="float">
            <text:p>1.91838636620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37325" calcext:value-type="float">
            <text:p>0.8537325</text:p>
          </table:table-cell>
          <table:table-cell office:value-type="float" office:value="0.110084169850392" calcext:value-type="float">
            <text:p>0.110084169850392</text:p>
          </table:table-cell>
          <table:table-cell office:value-type="float" office:value="1.5219854" calcext:value-type="float">
            <text:p>1.5219854</text:p>
          </table:table-cell>
          <table:table-cell office:value-type="float" office:value="0.268017965888184" calcext:value-type="float">
            <text:p>0.268017965888184</text:p>
          </table:table-cell>
        </table:table-row>
        <table:table-row table:style-name="ro1">
          <table:table-cell office:value-type="string" calcext:value-type="string">
            <text:p>Temperatura_1.0_1b_bestCoordinates</text:p>
          </table:table-cell>
          <table:table-cell/>
          <table:table-cell office:value-type="float" office:value="-10.767593" calcext:value-type="float">
            <text:p>-10.767593</text:p>
          </table:table-cell>
          <table:table-cell office:value-type="float" office:value="0.45001096978896" calcext:value-type="float">
            <text:p>0.45001096978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48321" calcext:value-type="float">
            <text:p>1.0848321</text:p>
          </table:table-cell>
          <table:table-cell office:value-type="float" office:value="0.09723077704148" calcext:value-type="float">
            <text:p>0.09723077704148</text:p>
          </table:table-cell>
          <table:table-cell office:value-type="float" office:value="1.9966215" calcext:value-type="float">
            <text:p>1.9966215</text:p>
          </table:table-cell>
          <table:table-cell office:value-type="float" office:value="0.126969922255036" calcext:value-type="float">
            <text:p>0.126969922255036</text:p>
          </table:table-cell>
        </table:table-row>
        <table:table-row table:style-name="ro1">
          <table:table-cell office:value-type="string" calcext:value-type="string">
            <text:p>Temperatura_1.0_2b_bestCoordinates</text:p>
          </table:table-cell>
          <table:table-cell/>
          <table:table-cell office:value-type="float" office:value="-10.1750705" calcext:value-type="float">
            <text:p>-10.1750705</text:p>
          </table:table-cell>
          <table:table-cell office:value-type="float" office:value="0.514789219568796" calcext:value-type="float">
            <text:p>0.514789219568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18163" calcext:value-type="float">
            <text:p>1.1318163</text:p>
          </table:table-cell>
          <table:table-cell office:value-type="float" office:value="0.0738298146618966" calcext:value-type="float">
            <text:p>0.073829814661897</text:p>
          </table:table-cell>
          <table:table-cell office:value-type="float" office:value="2.0359322" calcext:value-type="float">
            <text:p>2.0359322</text:p>
          </table:table-cell>
          <table:table-cell office:value-type="float" office:value="0.122654878729547" calcext:value-type="float">
            <text:p>0.122654878729547</text:p>
          </table:table-cell>
        </table:table-row>
        <table:table-row table:style-name="ro1">
          <table:table-cell office:value-type="string" calcext:value-type="string">
            <text:p>Temperatura_1.1_1_bestCoordinates</text:p>
          </table:table-cell>
          <table:table-cell/>
          <table:table-cell office:value-type="float" office:value="-11.7566874" calcext:value-type="float">
            <text:p>-11.7566874</text:p>
          </table:table-cell>
          <table:table-cell office:value-type="float" office:value="1.02229276895625" calcext:value-type="float">
            <text:p>1.02229276895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37712" calcext:value-type="float">
            <text:p>0.9237712</text:p>
          </table:table-cell>
          <table:table-cell office:value-type="float" office:value="0.131024830912923" calcext:value-type="float">
            <text:p>0.131024830912923</text:p>
          </table:table-cell>
          <table:table-cell office:value-type="float" office:value="1.7121198" calcext:value-type="float">
            <text:p>1.7121198</text:p>
          </table:table-cell>
          <table:table-cell office:value-type="float" office:value="0.192001095750415" calcext:value-type="float">
            <text:p>0.192001095750415</text:p>
          </table:table-cell>
        </table:table-row>
        <table:table-row table:style-name="ro1">
          <table:table-cell office:value-type="string" calcext:value-type="string">
            <text:p>Temperatura_1.1_2_bestCoordinates</text:p>
          </table:table-cell>
          <table:table-cell/>
          <table:table-cell office:value-type="float" office:value="-11.6871587" calcext:value-type="float">
            <text:p>-11.6871587</text:p>
          </table:table-cell>
          <table:table-cell office:value-type="float" office:value="1.61327260667917" calcext:value-type="float">
            <text:p>1.61327260667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64704" calcext:value-type="float">
            <text:p>0.9764704</text:p>
          </table:table-cell>
          <table:table-cell office:value-type="float" office:value="0.145507058879767" calcext:value-type="float">
            <text:p>0.145507058879767</text:p>
          </table:table-cell>
          <table:table-cell office:value-type="float" office:value="1.7939003" calcext:value-type="float">
            <text:p>1.7939003</text:p>
          </table:table-cell>
          <table:table-cell office:value-type="float" office:value="0.325057437584821" calcext:value-type="float">
            <text:p>0.325057437584821</text:p>
          </table:table-cell>
        </table:table-row>
        <table:table-row table:style-name="ro1">
          <table:table-cell office:value-type="string" calcext:value-type="string">
            <text:p>Temperatura_1.1_1b_bestCoordinates</text:p>
          </table:table-cell>
          <table:table-cell/>
          <table:table-cell office:value-type="float" office:value="-10.188238" calcext:value-type="float">
            <text:p>-10.188238</text:p>
          </table:table-cell>
          <table:table-cell office:value-type="float" office:value="0.451798441260923" calcext:value-type="float">
            <text:p>0.451798441260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901393" calcext:value-type="float">
            <text:p>1.1901393</text:p>
          </table:table-cell>
          <table:table-cell office:value-type="float" office:value="0.109700076735661" calcext:value-type="float">
            <text:p>0.109700076735661</text:p>
          </table:table-cell>
          <table:table-cell office:value-type="float" office:value="2.1399243" calcext:value-type="float">
            <text:p>2.1399243</text:p>
          </table:table-cell>
          <table:table-cell office:value-type="float" office:value="0.140565547638851" calcext:value-type="float">
            <text:p>0.140565547638851</text:p>
          </table:table-cell>
        </table:table-row>
        <table:table-row table:style-name="ro1">
          <table:table-cell office:value-type="string" calcext:value-type="string">
            <text:p>Temperatura_1.1_2b_bestCoordinates</text:p>
          </table:table-cell>
          <table:table-cell/>
          <table:table-cell office:value-type="float" office:value="-10.0875828" calcext:value-type="float">
            <text:p>-10.0875828</text:p>
          </table:table-cell>
          <table:table-cell office:value-type="float" office:value="0.591394592056573" calcext:value-type="float">
            <text:p>0.591394592056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37081" calcext:value-type="float">
            <text:p>1.2137081</text:p>
          </table:table-cell>
          <table:table-cell office:value-type="float" office:value="0.107291100043247" calcext:value-type="float">
            <text:p>0.107291100043247</text:p>
          </table:table-cell>
          <table:table-cell office:value-type="float" office:value="2.1592826" calcext:value-type="float">
            <text:p>2.1592826</text:p>
          </table:table-cell>
          <table:table-cell office:value-type="float" office:value="0.134954916926505" calcext:value-type="float">
            <text:p>0.134954916926505</text:p>
          </table:table-cell>
        </table:table-row>
        <table:table-row table:style-name="ro1">
          <table:table-cell office:value-type="string" calcext:value-type="string">
            <text:p>Temperatura_1.2_1_bestCoordinates</text:p>
          </table:table-cell>
          <table:table-cell/>
          <table:table-cell office:value-type="float" office:value="-12.918267" calcext:value-type="float">
            <text:p>-12.918267</text:p>
          </table:table-cell>
          <table:table-cell office:value-type="float" office:value="1.808948396438" calcext:value-type="float">
            <text:p>1.808948396438</text:p>
          </table:table-cell>
          <table:table-cell office:value-type="float" office:value="-0.0000004" calcext:value-type="float">
            <text:p>-4E-07</text:p>
          </table:table-cell>
          <table:table-cell office:value-type="float" office:value="0.0000012" calcext:value-type="float">
            <text:p>1.2E-06</text:p>
          </table:table-cell>
          <table:table-cell office:value-type="float" office:value="0.8841036" calcext:value-type="float">
            <text:p>0.8841036</text:p>
          </table:table-cell>
          <table:table-cell office:value-type="float" office:value="0.158360846632746" calcext:value-type="float">
            <text:p>0.158360846632746</text:p>
          </table:table-cell>
          <table:table-cell office:value-type="float" office:value="1.5747114" calcext:value-type="float">
            <text:p>1.5747114</text:p>
          </table:table-cell>
          <table:table-cell office:value-type="float" office:value="0.35027685293242" calcext:value-type="float">
            <text:p>0.35027685293242</text:p>
          </table:table-cell>
        </table:table-row>
        <table:table-row table:style-name="ro1">
          <table:table-cell office:value-type="string" calcext:value-type="string">
            <text:p>Temperatura_1.2_2_bestCoordinates</text:p>
          </table:table-cell>
          <table:table-cell/>
          <table:table-cell office:value-type="float" office:value="-11.7674166" calcext:value-type="float">
            <text:p>-11.7674166</text:p>
          </table:table-cell>
          <table:table-cell office:value-type="float" office:value="0.963562390019162" calcext:value-type="float">
            <text:p>0.963562390019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73967" calcext:value-type="float">
            <text:p>0.9273967</text:p>
          </table:table-cell>
          <table:table-cell office:value-type="float" office:value="0.0549271277567833" calcext:value-type="float">
            <text:p>0.054927127756783</text:p>
          </table:table-cell>
          <table:table-cell office:value-type="float" office:value="1.7237422" calcext:value-type="float">
            <text:p>1.7237422</text:p>
          </table:table-cell>
          <table:table-cell office:value-type="float" office:value="0.171506981362159" calcext:value-type="float">
            <text:p>0.171506981362159</text:p>
          </table:table-cell>
        </table:table-row>
        <table:table-row table:style-name="ro1">
          <table:table-cell office:value-type="string" calcext:value-type="string">
            <text:p>Temperatura_1.2_1b_bestCoordinates</text:p>
          </table:table-cell>
          <table:table-cell/>
          <table:table-cell office:value-type="float" office:value="-9.8434872" calcext:value-type="float">
            <text:p>-9.8434872</text:p>
          </table:table-cell>
          <table:table-cell office:value-type="float" office:value="0.638665289067881" calcext:value-type="float">
            <text:p>0.638665289067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907993" calcext:value-type="float">
            <text:p>1.1907993</text:p>
          </table:table-cell>
          <table:table-cell office:value-type="float" office:value="0.095708527492643" calcext:value-type="float">
            <text:p>0.095708527492643</text:p>
          </table:table-cell>
          <table:table-cell office:value-type="float" office:value="2.1934288" calcext:value-type="float">
            <text:p>2.1934288</text:p>
          </table:table-cell>
          <table:table-cell office:value-type="float" office:value="0.0947078586430925" calcext:value-type="float">
            <text:p>0.094707858643093</text:p>
          </table:table-cell>
        </table:table-row>
        <table:table-row table:style-name="ro1">
          <table:table-cell office:value-type="string" calcext:value-type="string">
            <text:p>Temperatura_1.2_2b_bestCoordinates</text:p>
          </table:table-cell>
          <table:table-cell/>
          <table:table-cell office:value-type="float" office:value="-9.805626" calcext:value-type="float">
            <text:p>-9.805626</text:p>
          </table:table-cell>
          <table:table-cell office:value-type="float" office:value="0.456199049401684" calcext:value-type="float">
            <text:p>0.456199049401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0862" calcext:value-type="float">
            <text:p>1.230862</text:p>
          </table:table-cell>
          <table:table-cell office:value-type="float" office:value="0.123629186698773" calcext:value-type="float">
            <text:p>0.123629186698773</text:p>
          </table:table-cell>
          <table:table-cell office:value-type="float" office:value="2.2474928" calcext:value-type="float">
            <text:p>2.2474928</text:p>
          </table:table-cell>
          <table:table-cell office:value-type="float" office:value="0.148085440587385" calcext:value-type="float">
            <text:p>0.148085440587385</text:p>
          </table:table-cell>
        </table:table-row>
        <table:table-row table:style-name="ro1">
          <table:table-cell office:value-type="string" calcext:value-type="string">
            <text:p>Temperatura_1.3_1_bestCoordinates</text:p>
          </table:table-cell>
          <table:table-cell/>
          <table:table-cell office:value-type="float" office:value="-11.4096817" calcext:value-type="float">
            <text:p>-11.4096817</text:p>
          </table:table-cell>
          <table:table-cell office:value-type="float" office:value="1.83368523450559" calcext:value-type="float">
            <text:p>1.83368523450559</text:p>
          </table:table-cell>
          <table:table-cell office:value-type="float" office:value="-0.0163612" calcext:value-type="float">
            <text:p>-0.0163612</text:p>
          </table:table-cell>
          <table:table-cell office:value-type="float" office:value="0.0458698685256455" calcext:value-type="float">
            <text:p>0.045869868525646</text:p>
          </table:table-cell>
          <table:table-cell office:value-type="float" office:value="0.9671475" calcext:value-type="float">
            <text:p>0.9671475</text:p>
          </table:table-cell>
          <table:table-cell office:value-type="float" office:value="0.134374057816418" calcext:value-type="float">
            <text:p>0.134374057816418</text:p>
          </table:table-cell>
          <table:table-cell office:value-type="float" office:value="1.7831288" calcext:value-type="float">
            <text:p>1.7831288</text:p>
          </table:table-cell>
          <table:table-cell office:value-type="float" office:value="0.334803682953996" calcext:value-type="float">
            <text:p>0.334803682953996</text:p>
          </table:table-cell>
        </table:table-row>
        <table:table-row table:style-name="ro1">
          <table:table-cell office:value-type="string" calcext:value-type="string">
            <text:p>Temperatura_1.3_2_bestCoordinates</text:p>
          </table:table-cell>
          <table:table-cell/>
          <table:table-cell office:value-type="float" office:value="-11.1477285" calcext:value-type="float">
            <text:p>-11.1477285</text:p>
          </table:table-cell>
          <table:table-cell office:value-type="float" office:value="0.891190254945402" calcext:value-type="float">
            <text:p>0.891190254945402</text:p>
          </table:table-cell>
          <table:table-cell office:value-type="float" office:value="-0.0032329" calcext:value-type="float">
            <text:p>-0.0032329</text:p>
          </table:table-cell>
          <table:table-cell office:value-type="float" office:value="0.0096987" calcext:value-type="float">
            <text:p>0.0096987</text:p>
          </table:table-cell>
          <table:table-cell office:value-type="float" office:value="0.9980884" calcext:value-type="float">
            <text:p>0.9980884</text:p>
          </table:table-cell>
          <table:table-cell office:value-type="float" office:value="0.13875226560471" calcext:value-type="float">
            <text:p>0.13875226560471</text:p>
          </table:table-cell>
          <table:table-cell office:value-type="float" office:value="1.8401601" calcext:value-type="float">
            <text:p>1.8401601</text:p>
          </table:table-cell>
          <table:table-cell office:value-type="float" office:value="0.173431561773773" calcext:value-type="float">
            <text:p>0.173431561773773</text:p>
          </table:table-cell>
        </table:table-row>
        <table:table-row table:style-name="ro1">
          <table:table-cell office:value-type="string" calcext:value-type="string">
            <text:p>Temperatura_1.3_1b_bestCoordinates</text:p>
          </table:table-cell>
          <table:table-cell/>
          <table:table-cell office:value-type="float" office:value="-9.4723279" calcext:value-type="float">
            <text:p>-9.4723279</text:p>
          </table:table-cell>
          <table:table-cell office:value-type="float" office:value="0.522108596238072" calcext:value-type="float">
            <text:p>0.522108596238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453519" calcext:value-type="float">
            <text:p>1.2453519</text:p>
          </table:table-cell>
          <table:table-cell office:value-type="float" office:value="0.0709695742391766" calcext:value-type="float">
            <text:p>0.070969574239177</text:p>
          </table:table-cell>
          <table:table-cell office:value-type="float" office:value="2.2663451" calcext:value-type="float">
            <text:p>2.2663451</text:p>
          </table:table-cell>
          <table:table-cell office:value-type="float" office:value="0.118025274340245" calcext:value-type="float">
            <text:p>0.118025274340245</text:p>
          </table:table-cell>
        </table:table-row>
        <table:table-row table:style-name="ro1">
          <table:table-cell office:value-type="string" calcext:value-type="string">
            <text:p>Temperatura_1.3_2b_bestCoordinates</text:p>
          </table:table-cell>
          <table:table-cell/>
          <table:table-cell office:value-type="float" office:value="-9.5903128" calcext:value-type="float">
            <text:p>-9.5903128</text:p>
          </table:table-cell>
          <table:table-cell office:value-type="float" office:value="0.878881416874176" calcext:value-type="float">
            <text:p>0.878881416874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60436" calcext:value-type="float">
            <text:p>1.3260436</text:p>
          </table:table-cell>
          <table:table-cell office:value-type="float" office:value="0.0476918353855249" calcext:value-type="float">
            <text:p>0.047691835385525</text:p>
          </table:table-cell>
          <table:table-cell office:value-type="float" office:value="2.2667728" calcext:value-type="float">
            <text:p>2.2667728</text:p>
          </table:table-cell>
          <table:table-cell office:value-type="float" office:value="0.088461185167055" calcext:value-type="float">
            <text:p>0.088461185167055</text:p>
          </table:table-cell>
        </table:table-row>
        <table:table-row table:style-name="ro1">
          <table:table-cell office:value-type="string" calcext:value-type="string">
            <text:p>Temperatura_1.4_1_bestCoordinates</text:p>
          </table:table-cell>
          <table:table-cell/>
          <table:table-cell office:value-type="float" office:value="-11.3321785" calcext:value-type="float">
            <text:p>-11.3321785</text:p>
          </table:table-cell>
          <table:table-cell office:value-type="float" office:value="1.79880948244072" calcext:value-type="float">
            <text:p>1.79880948244072</text:p>
          </table:table-cell>
          <table:table-cell office:value-type="float" office:value="-0.0001004" calcext:value-type="float">
            <text:p>-0.0001004</text:p>
          </table:table-cell>
          <table:table-cell office:value-type="float" office:value="0.000300866814388028" calcext:value-type="float">
            <text:p>0.000300866814388</text:p>
          </table:table-cell>
          <table:table-cell office:value-type="float" office:value="1.0180739" calcext:value-type="float">
            <text:p>1.0180739</text:p>
          </table:table-cell>
          <table:table-cell office:value-type="float" office:value="0.185368803169492" calcext:value-type="float">
            <text:p>0.185368803169492</text:p>
          </table:table-cell>
          <table:table-cell office:value-type="float" office:value="1.8514973" calcext:value-type="float">
            <text:p>1.8514973</text:p>
          </table:table-cell>
          <table:table-cell office:value-type="float" office:value="0.334952275678805" calcext:value-type="float">
            <text:p>0.334952275678805</text:p>
          </table:table-cell>
        </table:table-row>
        <table:table-row table:style-name="ro1">
          <table:table-cell office:value-type="string" calcext:value-type="string">
            <text:p>Temperatura_1.4_2_bestCoordinates</text:p>
          </table:table-cell>
          <table:table-cell/>
          <table:table-cell office:value-type="float" office:value="-11.4123438" calcext:value-type="float">
            <text:p>-11.4123438</text:p>
          </table:table-cell>
          <table:table-cell office:value-type="float" office:value="1.7879119767046" calcext:value-type="float">
            <text:p>1.7879119767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87485" calcext:value-type="float">
            <text:p>0.9787485</text:p>
          </table:table-cell>
          <table:table-cell office:value-type="float" office:value="0.163295054951" calcext:value-type="float">
            <text:p>0.163295054951</text:p>
          </table:table-cell>
          <table:table-cell office:value-type="float" office:value="1.7829962" calcext:value-type="float">
            <text:p>1.7829962</text:p>
          </table:table-cell>
          <table:table-cell office:value-type="float" office:value="0.332131029251951" calcext:value-type="float">
            <text:p>0.332131029251951</text:p>
          </table:table-cell>
        </table:table-row>
        <table:table-row table:style-name="ro1">
          <table:table-cell office:value-type="string" calcext:value-type="string">
            <text:p>Temperatura_1.4_1b_bestCoordinates</text:p>
          </table:table-cell>
          <table:table-cell/>
          <table:table-cell office:value-type="float" office:value="-9.6022012" calcext:value-type="float">
            <text:p>-9.6022012</text:p>
          </table:table-cell>
          <table:table-cell office:value-type="float" office:value="0.796788387783331" calcext:value-type="float">
            <text:p>0.796788387783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04137" calcext:value-type="float">
            <text:p>1.2304137</text:p>
          </table:table-cell>
          <table:table-cell office:value-type="float" office:value="0.0915507380942939" calcext:value-type="float">
            <text:p>0.091550738094294</text:p>
          </table:table-cell>
          <table:table-cell office:value-type="float" office:value="2.2948352" calcext:value-type="float">
            <text:p>2.2948352</text:p>
          </table:table-cell>
          <table:table-cell office:value-type="float" office:value="0.122725482766865" calcext:value-type="float">
            <text:p>0.122725482766865</text:p>
          </table:table-cell>
        </table:table-row>
        <table:table-row table:style-name="ro1">
          <table:table-cell office:value-type="string" calcext:value-type="string">
            <text:p>Temperatura_1.4_2b_bestCoordinates</text:p>
          </table:table-cell>
          <table:table-cell/>
          <table:table-cell office:value-type="float" office:value="-8.9019829" calcext:value-type="float">
            <text:p>-8.9019829</text:p>
          </table:table-cell>
          <table:table-cell office:value-type="float" office:value="0.689721563170741" calcext:value-type="float">
            <text:p>0.689721563170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977511" calcext:value-type="float">
            <text:p>1.2977511</text:p>
          </table:table-cell>
          <table:table-cell office:value-type="float" office:value="0.0827668519861061" calcext:value-type="float">
            <text:p>0.082766851986106</text:p>
          </table:table-cell>
          <table:table-cell office:value-type="float" office:value="2.2889063" calcext:value-type="float">
            <text:p>2.2889063</text:p>
          </table:table-cell>
          <table:table-cell office:value-type="float" office:value="0.192685404163393" calcext:value-type="float">
            <text:p>0.192685404163393</text:p>
          </table:table-cell>
        </table:table-row>
        <table:table-row table:style-name="ro1">
          <table:table-cell office:value-type="string" calcext:value-type="string">
            <text:p>Temperatura_1.5_1_bestCoordinates</text:p>
          </table:table-cell>
          <table:table-cell/>
          <table:table-cell office:value-type="float" office:value="-10.8100675" calcext:value-type="float">
            <text:p>-10.8100675</text:p>
          </table:table-cell>
          <table:table-cell office:value-type="float" office:value="1.91223867771731" calcext:value-type="float">
            <text:p>1.91223867771731</text:p>
          </table:table-cell>
          <table:table-cell office:value-type="float" office:value="-0.0003112" calcext:value-type="float">
            <text:p>-0.0003112</text:p>
          </table:table-cell>
          <table:table-cell office:value-type="float" office:value="0.0009336" calcext:value-type="float">
            <text:p>0.0009336</text:p>
          </table:table-cell>
          <table:table-cell office:value-type="float" office:value="1.025574" calcext:value-type="float">
            <text:p>1.025574</text:p>
          </table:table-cell>
          <table:table-cell office:value-type="float" office:value="0.171375593105319" calcext:value-type="float">
            <text:p>0.171375593105319</text:p>
          </table:table-cell>
          <table:table-cell office:value-type="float" office:value="1.870825" calcext:value-type="float">
            <text:p>1.870825</text:p>
          </table:table-cell>
          <table:table-cell office:value-type="float" office:value="0.335198852062473" calcext:value-type="float">
            <text:p>0.335198852062473</text:p>
          </table:table-cell>
        </table:table-row>
        <table:table-row table:style-name="ro1">
          <table:table-cell office:value-type="string" calcext:value-type="string">
            <text:p>Temperatura_1.5_2_bestCoordinates</text:p>
          </table:table-cell>
          <table:table-cell/>
          <table:table-cell office:value-type="float" office:value="-10.5953889" calcext:value-type="float">
            <text:p>-10.5953889</text:p>
          </table:table-cell>
          <table:table-cell office:value-type="float" office:value="0.796714363834423" calcext:value-type="float">
            <text:p>0.796714363834423</text:p>
          </table:table-cell>
          <table:table-cell office:value-type="float" office:value="-0.0000001" calcext:value-type="float">
            <text:p>-1E-07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1.0019704" calcext:value-type="float">
            <text:p>1.0019704</text:p>
          </table:table-cell>
          <table:table-cell office:value-type="float" office:value="0.115635204911999" calcext:value-type="float">
            <text:p>0.115635204911999</text:p>
          </table:table-cell>
          <table:table-cell office:value-type="float" office:value="1.8656143" calcext:value-type="float">
            <text:p>1.8656143</text:p>
          </table:table-cell>
          <table:table-cell office:value-type="float" office:value="0.182376799623773" calcext:value-type="float">
            <text:p>0.182376799623773</text:p>
          </table:table-cell>
        </table:table-row>
        <table:table-row table:style-name="ro1">
          <table:table-cell office:value-type="string" calcext:value-type="string">
            <text:p>Temperatura_1.5_1b_bestCoordinates</text:p>
          </table:table-cell>
          <table:table-cell/>
          <table:table-cell office:value-type="float" office:value="-8.9710578" calcext:value-type="float">
            <text:p>-8.9710578</text:p>
          </table:table-cell>
          <table:table-cell office:value-type="float" office:value="0.514555187174087" calcext:value-type="float">
            <text:p>0.514555187174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0144" calcext:value-type="float">
            <text:p>1.30144</text:p>
          </table:table-cell>
          <table:table-cell office:value-type="float" office:value="0.0492417056589229" calcext:value-type="float">
            <text:p>0.049241705658923</text:p>
          </table:table-cell>
          <table:table-cell office:value-type="float" office:value="2.4271949" calcext:value-type="float">
            <text:p>2.4271949</text:p>
          </table:table-cell>
          <table:table-cell office:value-type="float" office:value="0.07759908405703" calcext:value-type="float">
            <text:p>0.07759908405703</text:p>
          </table:table-cell>
        </table:table-row>
        <table:table-row table:style-name="ro1">
          <table:table-cell office:value-type="string" calcext:value-type="string">
            <text:p>Temperatura_1.5_2b_bestCoordinates</text:p>
          </table:table-cell>
          <table:table-cell/>
          <table:table-cell office:value-type="float" office:value="-9.6167917" calcext:value-type="float">
            <text:p>-9.6167917</text:p>
          </table:table-cell>
          <table:table-cell office:value-type="float" office:value="0.952472932489953" calcext:value-type="float">
            <text:p>0.952472932489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714309" calcext:value-type="float">
            <text:p>1.2714309</text:p>
          </table:table-cell>
          <table:table-cell office:value-type="float" office:value="0.114354933881709" calcext:value-type="float">
            <text:p>0.114354933881709</text:p>
          </table:table-cell>
          <table:table-cell office:value-type="float" office:value="2.2935544" calcext:value-type="float">
            <text:p>2.2935544</text:p>
          </table:table-cell>
          <table:table-cell office:value-type="float" office:value="0.154296925115959" calcext:value-type="float">
            <text:p>0.154296925115959</text:p>
          </table:table-cell>
        </table:table-row>
        <table:table-row table:style-name="ro1">
          <table:table-cell office:value-type="string" calcext:value-type="string">
            <text:p>Temperatura_1.6_1_bestCoordinates</text:p>
          </table:table-cell>
          <table:table-cell/>
          <table:table-cell office:value-type="float" office:value="-10.3740808" calcext:value-type="float">
            <text:p>-10.3740808</text:p>
          </table:table-cell>
          <table:table-cell office:value-type="float" office:value="1.10070916336804" calcext:value-type="float">
            <text:p>1.10070916336804</text:p>
          </table:table-cell>
          <table:table-cell office:value-type="float" office:value="-0.0000002" calcext:value-type="float">
            <text:p>-2E-07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1.0232547" calcext:value-type="float">
            <text:p>1.0232547</text:p>
          </table:table-cell>
          <table:table-cell office:value-type="float" office:value="0.112930806285132" calcext:value-type="float">
            <text:p>0.112930806285132</text:p>
          </table:table-cell>
          <table:table-cell office:value-type="float" office:value="1.8287327" calcext:value-type="float">
            <text:p>1.8287327</text:p>
          </table:table-cell>
          <table:table-cell office:value-type="float" office:value="0.227276494496923" calcext:value-type="float">
            <text:p>0.227276494496923</text:p>
          </table:table-cell>
        </table:table-row>
        <table:table-row table:style-name="ro1">
          <table:table-cell office:value-type="string" calcext:value-type="string">
            <text:p>Temperatura_1.6_2_bestCoordinates</text:p>
          </table:table-cell>
          <table:table-cell/>
          <table:table-cell office:value-type="float" office:value="-10.8147374" calcext:value-type="float">
            <text:p>-10.8147374</text:p>
          </table:table-cell>
          <table:table-cell office:value-type="float" office:value="1.16396574798447" calcext:value-type="float">
            <text:p>1.16396574798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76668" calcext:value-type="float">
            <text:p>0.9876668</text:p>
          </table:table-cell>
          <table:table-cell office:value-type="float" office:value="0.125656097418152" calcext:value-type="float">
            <text:p>0.125656097418152</text:p>
          </table:table-cell>
          <table:table-cell office:value-type="float" office:value="1.7642285" calcext:value-type="float">
            <text:p>1.7642285</text:p>
          </table:table-cell>
          <table:table-cell office:value-type="float" office:value="0.221767410384506" calcext:value-type="float">
            <text:p>0.221767410384506</text:p>
          </table:table-cell>
        </table:table-row>
        <table:table-row table:style-name="ro1">
          <table:table-cell office:value-type="string" calcext:value-type="string">
            <text:p>Temperatura_1.6_1b_bestCoordinates</text:p>
          </table:table-cell>
          <table:table-cell/>
          <table:table-cell office:value-type="float" office:value="-8.8014678" calcext:value-type="float">
            <text:p>-8.8014678</text:p>
          </table:table-cell>
          <table:table-cell office:value-type="float" office:value="0.635842772534186" calcext:value-type="float">
            <text:p>0.635842772534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03199" calcext:value-type="float">
            <text:p>1.3203199</text:p>
          </table:table-cell>
          <table:table-cell office:value-type="float" office:value="0.079904682460354" calcext:value-type="float">
            <text:p>0.079904682460354</text:p>
          </table:table-cell>
          <table:table-cell office:value-type="float" office:value="2.3863651" calcext:value-type="float">
            <text:p>2.3863651</text:p>
          </table:table-cell>
          <table:table-cell office:value-type="float" office:value="0.0961801184252234" calcext:value-type="float">
            <text:p>0.096180118425223</text:p>
          </table:table-cell>
        </table:table-row>
        <table:table-row table:style-name="ro1">
          <table:table-cell office:value-type="string" calcext:value-type="string">
            <text:p>Temperatura_1.6_2b_bestCoordinates</text:p>
          </table:table-cell>
          <table:table-cell/>
          <table:table-cell office:value-type="float" office:value="-9.0706028" calcext:value-type="float">
            <text:p>-9.0706028</text:p>
          </table:table-cell>
          <table:table-cell office:value-type="float" office:value="0.948022787010397" calcext:value-type="float">
            <text:p>0.948022787010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907756" calcext:value-type="float">
            <text:p>1.2907756</text:p>
          </table:table-cell>
          <table:table-cell office:value-type="float" office:value="0.0554786725764054" calcext:value-type="float">
            <text:p>0.055478672576405</text:p>
          </table:table-cell>
          <table:table-cell office:value-type="float" office:value="2.3866762" calcext:value-type="float">
            <text:p>2.3866762</text:p>
          </table:table-cell>
          <table:table-cell office:value-type="float" office:value="0.133596641803453" calcext:value-type="float">
            <text:p>0.133596641803453</text:p>
          </table:table-cell>
        </table:table-row>
        <table:table-row table:style-name="ro1">
          <table:table-cell office:value-type="string" calcext:value-type="string">
            <text:p>Temperatura_1.7_1_bestCoordinates</text:p>
          </table:table-cell>
          <table:table-cell/>
          <table:table-cell office:value-type="float" office:value="-10.9259392" calcext:value-type="float">
            <text:p>-10.9259392</text:p>
          </table:table-cell>
          <table:table-cell office:value-type="float" office:value="1.94867224024815" calcext:value-type="float">
            <text:p>1.94867224024815</text:p>
          </table:table-cell>
          <table:table-cell office:value-type="float" office:value="-0.0019575" calcext:value-type="float">
            <text:p>-0.0019575</text:p>
          </table:table-cell>
          <table:table-cell office:value-type="float" office:value="0.00403203713400559" calcext:value-type="float">
            <text:p>0.004032037134006</text:p>
          </table:table-cell>
          <table:table-cell office:value-type="float" office:value="1.0262635" calcext:value-type="float">
            <text:p>1.0262635</text:p>
          </table:table-cell>
          <table:table-cell office:value-type="float" office:value="0.178077706399341" calcext:value-type="float">
            <text:p>0.178077706399341</text:p>
          </table:table-cell>
          <table:table-cell office:value-type="float" office:value="1.7916507" calcext:value-type="float">
            <text:p>1.7916507</text:p>
          </table:table-cell>
          <table:table-cell office:value-type="float" office:value="0.376364582865351" calcext:value-type="float">
            <text:p>0.376364582865351</text:p>
          </table:table-cell>
        </table:table-row>
        <table:table-row table:style-name="ro1">
          <table:table-cell office:value-type="string" calcext:value-type="string">
            <text:p>Temperatura_1.7_2_bestCoordinates</text:p>
          </table:table-cell>
          <table:table-cell/>
          <table:table-cell office:value-type="float" office:value="-10.1712945" calcext:value-type="float">
            <text:p>-10.1712945</text:p>
          </table:table-cell>
          <table:table-cell office:value-type="float" office:value="1.35343096708966" calcext:value-type="float">
            <text:p>1.35343096708966</text:p>
          </table:table-cell>
          <table:table-cell office:value-type="float" office:value="-0.002165" calcext:value-type="float">
            <text:p>-0.002165</text:p>
          </table:table-cell>
          <table:table-cell office:value-type="float" office:value="0.00433781567151026" calcext:value-type="float">
            <text:p>0.00433781567151</text:p>
          </table:table-cell>
          <table:table-cell office:value-type="float" office:value="1.1066499" calcext:value-type="float">
            <text:p>1.1066499</text:p>
          </table:table-cell>
          <table:table-cell office:value-type="float" office:value="0.168566997501557" calcext:value-type="float">
            <text:p>0.168566997501557</text:p>
          </table:table-cell>
          <table:table-cell office:value-type="float" office:value="1.9710379" calcext:value-type="float">
            <text:p>1.9710379</text:p>
          </table:table-cell>
          <table:table-cell office:value-type="float" office:value="0.24436845363731" calcext:value-type="float">
            <text:p>0.24436845363731</text:p>
          </table:table-cell>
        </table:table-row>
        <table:table-row table:style-name="ro1">
          <table:table-cell office:value-type="string" calcext:value-type="string">
            <text:p>Temperatura_1.7_1b_bestCoordinates</text:p>
          </table:table-cell>
          <table:table-cell/>
          <table:table-cell office:value-type="float" office:value="-8.6005967" calcext:value-type="float">
            <text:p>-8.6005967</text:p>
          </table:table-cell>
          <table:table-cell office:value-type="float" office:value="1.06703890482841" calcext:value-type="float">
            <text:p>1.06703890482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934492" calcext:value-type="float">
            <text:p>1.3934492</text:p>
          </table:table-cell>
          <table:table-cell office:value-type="float" office:value="0.0240203887095942" calcext:value-type="float">
            <text:p>0.024020388709594</text:p>
          </table:table-cell>
          <table:table-cell office:value-type="float" office:value="2.510788" calcext:value-type="float">
            <text:p>2.510788</text:p>
          </table:table-cell>
          <table:table-cell office:value-type="float" office:value="0.12071179077207" calcext:value-type="float">
            <text:p>0.12071179077207</text:p>
          </table:table-cell>
        </table:table-row>
        <table:table-row table:style-name="ro1">
          <table:table-cell office:value-type="string" calcext:value-type="string">
            <text:p>Temperatura_1.7_2b_bestCoordinates</text:p>
          </table:table-cell>
          <table:table-cell/>
          <table:table-cell office:value-type="float" office:value="-9.354157" calcext:value-type="float">
            <text:p>-9.354157</text:p>
          </table:table-cell>
          <table:table-cell office:value-type="float" office:value="0.517035168052425" calcext:value-type="float">
            <text:p>0.517035168052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87004" calcext:value-type="float">
            <text:p>1.3387004</text:p>
          </table:table-cell>
          <table:table-cell office:value-type="float" office:value="0.0518926176121421" calcext:value-type="float">
            <text:p>0.051892617612142</text:p>
          </table:table-cell>
          <table:table-cell office:value-type="float" office:value="2.4598656" calcext:value-type="float">
            <text:p>2.4598656</text:p>
          </table:table-cell>
          <table:table-cell office:value-type="float" office:value="0.0514365205009048" calcext:value-type="float">
            <text:p>0.051436520500905</text:p>
          </table:table-cell>
        </table:table-row>
        <table:table-row table:style-name="ro1">
          <table:table-cell office:value-type="string" calcext:value-type="string">
            <text:p>Temperatura_1.8_1_bestCoordinates</text:p>
          </table:table-cell>
          <table:table-cell/>
          <table:table-cell office:value-type="float" office:value="-10.4524345" calcext:value-type="float">
            <text:p>-10.4524345</text:p>
          </table:table-cell>
          <table:table-cell office:value-type="float" office:value="1.07387312605049" calcext:value-type="float">
            <text:p>1.07387312605049</text:p>
          </table:table-cell>
          <table:table-cell office:value-type="float" office:value="-0.0015947" calcext:value-type="float">
            <text:p>-0.0015947</text:p>
          </table:table-cell>
          <table:table-cell office:value-type="float" office:value="0.00432670768714504" calcext:value-type="float">
            <text:p>0.004326707687145</text:p>
          </table:table-cell>
          <table:table-cell office:value-type="float" office:value="1.0151672" calcext:value-type="float">
            <text:p>1.0151672</text:p>
          </table:table-cell>
          <table:table-cell office:value-type="float" office:value="0.162244043156475" calcext:value-type="float">
            <text:p>0.162244043156475</text:p>
          </table:table-cell>
          <table:table-cell office:value-type="float" office:value="1.8743439" calcext:value-type="float">
            <text:p>1.8743439</text:p>
          </table:table-cell>
          <table:table-cell office:value-type="float" office:value="0.227676967647345" calcext:value-type="float">
            <text:p>0.227676967647345</text:p>
          </table:table-cell>
        </table:table-row>
        <table:table-row table:style-name="ro1">
          <table:table-cell office:value-type="string" calcext:value-type="string">
            <text:p>Temperatura_1.8_2_bestCoordinates</text:p>
          </table:table-cell>
          <table:table-cell/>
          <table:table-cell office:value-type="float" office:value="-10.1159027" calcext:value-type="float">
            <text:p>-10.1159027</text:p>
          </table:table-cell>
          <table:table-cell office:value-type="float" office:value="1.64599294062952" calcext:value-type="float">
            <text:p>1.64599294062952</text:p>
          </table:table-cell>
          <table:table-cell office:value-type="float" office:value="-0.0133515" calcext:value-type="float">
            <text:p>-0.0133515</text:p>
          </table:table-cell>
          <table:table-cell office:value-type="float" office:value="0.0343199956796326" calcext:value-type="float">
            <text:p>0.034319995679633</text:p>
          </table:table-cell>
          <table:table-cell office:value-type="float" office:value="1.1427697" calcext:value-type="float">
            <text:p>1.1427697</text:p>
          </table:table-cell>
          <table:table-cell office:value-type="float" office:value="0.149745773215173" calcext:value-type="float">
            <text:p>0.149745773215173</text:p>
          </table:table-cell>
          <table:table-cell office:value-type="float" office:value="2.0708715" calcext:value-type="float">
            <text:p>2.0708715</text:p>
          </table:table-cell>
          <table:table-cell office:value-type="float" office:value="0.279950023577156" calcext:value-type="float">
            <text:p>0.279950023577156</text:p>
          </table:table-cell>
        </table:table-row>
        <table:table-row table:style-name="ro1">
          <table:table-cell office:value-type="string" calcext:value-type="string">
            <text:p>Temperatura_1.8_1b_bestCoordinates</text:p>
          </table:table-cell>
          <table:table-cell/>
          <table:table-cell office:value-type="float" office:value="-9.1020067" calcext:value-type="float">
            <text:p>-9.1020067</text:p>
          </table:table-cell>
          <table:table-cell office:value-type="float" office:value="1.1685372639116" calcext:value-type="float">
            <text:p>1.1685372639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456074" calcext:value-type="float">
            <text:p>1.3456074</text:p>
          </table:table-cell>
          <table:table-cell office:value-type="float" office:value="0.0511878169376269" calcext:value-type="float">
            <text:p>0.051187816937627</text:p>
          </table:table-cell>
          <table:table-cell office:value-type="float" office:value="2.4275722" calcext:value-type="float">
            <text:p>2.4275722</text:p>
          </table:table-cell>
          <table:table-cell office:value-type="float" office:value="0.104258484173519" calcext:value-type="float">
            <text:p>0.104258484173519</text:p>
          </table:table-cell>
        </table:table-row>
        <table:table-row table:style-name="ro1">
          <table:table-cell office:value-type="string" calcext:value-type="string">
            <text:p>Temperatura_1.8_2b_bestCoordinates</text:p>
          </table:table-cell>
          <table:table-cell/>
          <table:table-cell office:value-type="float" office:value="-8.0338457" calcext:value-type="float">
            <text:p>-8.0338457</text:p>
          </table:table-cell>
          <table:table-cell office:value-type="float" office:value="0.765463545159539" calcext:value-type="float">
            <text:p>0.765463545159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472124" calcext:value-type="float">
            <text:p>1.3472124</text:p>
          </table:table-cell>
          <table:table-cell office:value-type="float" office:value="0.0618241718605272" calcext:value-type="float">
            <text:p>0.061824171860527</text:p>
          </table:table-cell>
          <table:table-cell office:value-type="float" office:value="2.4772337" calcext:value-type="float">
            <text:p>2.4772337</text:p>
          </table:table-cell>
          <table:table-cell office:value-type="float" office:value="0.0935835258943047" calcext:value-type="float">
            <text:p>0.093583525894305</text:p>
          </table:table-cell>
        </table:table-row>
        <table:table-row table:style-name="ro1">
          <table:table-cell office:value-type="string" calcext:value-type="string">
            <text:p>Temperatura_1.9_1_bestCoordinates</text:p>
          </table:table-cell>
          <table:table-cell/>
          <table:table-cell office:value-type="float" office:value="-9.8174934" calcext:value-type="float">
            <text:p>-9.8174934</text:p>
          </table:table-cell>
          <table:table-cell office:value-type="float" office:value="1.27431566894535" calcext:value-type="float">
            <text:p>1.27431566894535</text:p>
          </table:table-cell>
          <table:table-cell office:value-type="float" office:value="-0.010928" calcext:value-type="float">
            <text:p>-0.010928</text:p>
          </table:table-cell>
          <table:table-cell office:value-type="float" office:value="0.0218563360195619" calcext:value-type="float">
            <text:p>0.021856336019562</text:p>
          </table:table-cell>
          <table:table-cell office:value-type="float" office:value="1.1243562" calcext:value-type="float">
            <text:p>1.1243562</text:p>
          </table:table-cell>
          <table:table-cell office:value-type="float" office:value="0.161445163184779" calcext:value-type="float">
            <text:p>0.161445163184779</text:p>
          </table:table-cell>
          <table:table-cell office:value-type="float" office:value="2.0212322" calcext:value-type="float">
            <text:p>2.0212322</text:p>
          </table:table-cell>
          <table:table-cell office:value-type="float" office:value="0.275258022251051" calcext:value-type="float">
            <text:p>0.275258022251051</text:p>
          </table:table-cell>
        </table:table-row>
        <table:table-row table:style-name="ro1">
          <table:table-cell office:value-type="string" calcext:value-type="string">
            <text:p>Temperatura_1.9_2_bestCoordinates</text:p>
          </table:table-cell>
          <table:table-cell/>
          <table:table-cell office:value-type="float" office:value="-9.1953895" calcext:value-type="float">
            <text:p>-9.1953895</text:p>
          </table:table-cell>
          <table:table-cell office:value-type="float" office:value="0.869798729235937" calcext:value-type="float">
            <text:p>0.869798729235937</text:p>
          </table:table-cell>
          <table:table-cell office:value-type="float" office:value="-0.0000016" calcext:value-type="float">
            <text:p>-1.6E-06</text:p>
          </table:table-cell>
          <table:table-cell office:value-type="float" office:value="0.00000366606055596467" calcext:value-type="float">
            <text:p>3.66606055596467E-06</text:p>
          </table:table-cell>
          <table:table-cell office:value-type="float" office:value="1.24594" calcext:value-type="float">
            <text:p>1.24594</text:p>
          </table:table-cell>
          <table:table-cell office:value-type="float" office:value="0.126489150869156" calcext:value-type="float">
            <text:p>0.126489150869156</text:p>
          </table:table-cell>
          <table:table-cell office:value-type="float" office:value="2.2021404" calcext:value-type="float">
            <text:p>2.2021404</text:p>
          </table:table-cell>
          <table:table-cell office:value-type="float" office:value="0.251988854790524" calcext:value-type="float">
            <text:p>0.251988854790524</text:p>
          </table:table-cell>
        </table:table-row>
        <table:table-row table:style-name="ro1">
          <table:table-cell office:value-type="string" calcext:value-type="string">
            <text:p>Temperatura_1.9_1b_bestCoordinates</text:p>
          </table:table-cell>
          <table:table-cell/>
          <table:table-cell office:value-type="float" office:value="-8.497875" calcext:value-type="float">
            <text:p>-8.497875</text:p>
          </table:table-cell>
          <table:table-cell office:value-type="float" office:value="0.701698726573164" calcext:value-type="float">
            <text:p>0.701698726573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847066" calcext:value-type="float">
            <text:p>1.3847066</text:p>
          </table:table-cell>
          <table:table-cell office:value-type="float" office:value="0.042549311865646" calcext:value-type="float">
            <text:p>0.042549311865646</text:p>
          </table:table-cell>
          <table:table-cell office:value-type="float" office:value="2.5160019" calcext:value-type="float">
            <text:p>2.5160019</text:p>
          </table:table-cell>
          <table:table-cell office:value-type="float" office:value="0.0911546525948622" calcext:value-type="float">
            <text:p>0.091154652594862</text:p>
          </table:table-cell>
        </table:table-row>
        <table:table-row table:style-name="ro1">
          <table:table-cell office:value-type="string" calcext:value-type="string">
            <text:p>Temperatura_1.9_2b_bestCoordinates</text:p>
          </table:table-cell>
          <table:table-cell/>
          <table:table-cell office:value-type="float" office:value="-8.6231165" calcext:value-type="float">
            <text:p>-8.6231165</text:p>
          </table:table-cell>
          <table:table-cell office:value-type="float" office:value="1.00394152989746" calcext:value-type="float">
            <text:p>1.00394152989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95679" calcext:value-type="float">
            <text:p>1.395679</text:p>
          </table:table-cell>
          <table:table-cell office:value-type="float" office:value="0.0414372162361325" calcext:value-type="float">
            <text:p>0.041437216236133</text:p>
          </table:table-cell>
          <table:table-cell office:value-type="float" office:value="2.5440513" calcext:value-type="float">
            <text:p>2.5440513</text:p>
          </table:table-cell>
          <table:table-cell office:value-type="float" office:value="0.0794384121090672" calcext:value-type="float">
            <text:p>0.079438412109067</text:p>
          </table:table-cell>
        </table:table-row>
        <table:table-row table:style-name="ro1">
          <table:table-cell office:value-type="string" calcext:value-type="string">
            <text:p>Temperatura_2.0_1_bestCoordinates</text:p>
          </table:table-cell>
          <table:table-cell/>
          <table:table-cell office:value-type="float" office:value="-10.6234254" calcext:value-type="float">
            <text:p>-10.6234254</text:p>
          </table:table-cell>
          <table:table-cell office:value-type="float" office:value="1.95875356547603" calcext:value-type="float">
            <text:p>1.95875356547603</text:p>
          </table:table-cell>
          <table:table-cell office:value-type="float" office:value="-0.0000117" calcext:value-type="float">
            <text:p>-1.17E-05</text:p>
          </table:table-cell>
          <table:table-cell office:value-type="float" office:value="0.0000351" calcext:value-type="float">
            <text:p>3.51E-05</text:p>
          </table:table-cell>
          <table:table-cell office:value-type="float" office:value="1.04291" calcext:value-type="float">
            <text:p>1.04291</text:p>
          </table:table-cell>
          <table:table-cell office:value-type="float" office:value="0.137954866786207" calcext:value-type="float">
            <text:p>0.137954866786207</text:p>
          </table:table-cell>
          <table:table-cell office:value-type="float" office:value="1.8353208" calcext:value-type="float">
            <text:p>1.8353208</text:p>
          </table:table-cell>
          <table:table-cell office:value-type="float" office:value="0.306814629040012" calcext:value-type="float">
            <text:p>0.306814629040012</text:p>
          </table:table-cell>
        </table:table-row>
        <table:table-row table:style-name="ro1">
          <table:table-cell office:value-type="string" calcext:value-type="string">
            <text:p>Temperatura_2.0_2_bestCoordinates</text:p>
          </table:table-cell>
          <table:table-cell/>
          <table:table-cell office:value-type="float" office:value="-9.7535287" calcext:value-type="float">
            <text:p>-9.7535287</text:p>
          </table:table-cell>
          <table:table-cell office:value-type="float" office:value="1.75339673881241" calcext:value-type="float">
            <text:p>1.75339673881241</text:p>
          </table:table-cell>
          <table:table-cell office:value-type="float" office:value="-0.0044103" calcext:value-type="float">
            <text:p>-0.0044103</text:p>
          </table:table-cell>
          <table:table-cell office:value-type="float" office:value="0.00759924763447014" calcext:value-type="float">
            <text:p>0.00759924763447</text:p>
          </table:table-cell>
          <table:table-cell office:value-type="float" office:value="1.0696066" calcext:value-type="float">
            <text:p>1.0696066</text:p>
          </table:table-cell>
          <table:table-cell office:value-type="float" office:value="0.197853572904408" calcext:value-type="float">
            <text:p>0.197853572904408</text:p>
          </table:table-cell>
          <table:table-cell office:value-type="float" office:value="2.0131341" calcext:value-type="float">
            <text:p>2.0131341</text:p>
          </table:table-cell>
          <table:table-cell office:value-type="float" office:value="0.339083800205628" calcext:value-type="float">
            <text:p>0.339083800205628</text:p>
          </table:table-cell>
        </table:table-row>
        <table:table-row table:style-name="ro1">
          <table:table-cell office:value-type="string" calcext:value-type="string">
            <text:p>Temperatura_2.0_1b_bestCoordinates</text:p>
          </table:table-cell>
          <table:table-cell/>
          <table:table-cell office:value-type="float" office:value="-8.5654529" calcext:value-type="float">
            <text:p>-8.5654529</text:p>
          </table:table-cell>
          <table:table-cell office:value-type="float" office:value="0.596151431762174" calcext:value-type="float">
            <text:p>0.596151431762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499215" calcext:value-type="float">
            <text:p>1.3499215</text:p>
          </table:table-cell>
          <table:table-cell office:value-type="float" office:value="0.0729730618163306" calcext:value-type="float">
            <text:p>0.072973061816331</text:p>
          </table:table-cell>
          <table:table-cell office:value-type="float" office:value="2.5165947" calcext:value-type="float">
            <text:p>2.5165947</text:p>
          </table:table-cell>
          <table:table-cell office:value-type="float" office:value="0.097978169952342" calcext:value-type="float">
            <text:p>0.097978169952342</text:p>
          </table:table-cell>
        </table:table-row>
        <table:table-row table:style-name="ro1">
          <table:table-cell office:value-type="string" calcext:value-type="string">
            <text:p>Temperatura_2.0_2b_bestCoordinates</text:p>
          </table:table-cell>
          <table:table-cell/>
          <table:table-cell office:value-type="float" office:value="-8.6531295" calcext:value-type="float">
            <text:p>-8.6531295</text:p>
          </table:table-cell>
          <table:table-cell office:value-type="float" office:value="1.08410173189081" calcext:value-type="float">
            <text:p>1.08410173189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590302" calcext:value-type="float">
            <text:p>1.3590302</text:p>
          </table:table-cell>
          <table:table-cell office:value-type="float" office:value="0.0468386007045471" calcext:value-type="float">
            <text:p>0.046838600704547</text:p>
          </table:table-cell>
          <table:table-cell office:value-type="float" office:value="2.5459842" calcext:value-type="float">
            <text:p>2.5459842</text:p>
          </table:table-cell>
          <table:table-cell office:value-type="float" office:value="0.0777735566125145" calcext:value-type="float">
            <text:p>0.077773556612515</text:p>
          </table:table-cell>
        </table:table-row>
      </table:table>
      <table:table table:name="tabela_1" table:style-name="ta1">
        <table:table-column table:style-name="co11" table:default-cell-style-name="Default"/>
        <table:table-column table:style-name="co12" table:number-columns-repeated="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strutura</text:p>
          </table:table-cell>
          <table:table-cell table:style-name="ce1" office:value-type="string" calcext:value-type="string" table:number-columns-spanned="2" table:number-rows-spanned="1">
            <text:p>BestEnergy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BestInterEnergy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rGH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rGAll</text:p>
          </table:table-cell>
          <table:covered-table-cell table:style-name="ce1"/>
          <table:table-cell office:value-type="string" calcext:value-type="string">
            <text:p>Temperatura</text:p>
          </table:table-cell>
        </table:table-row>
        <table:table-row table:style-name="ro1">
          <table:table-cell/>
          <table:table-cell table:style-name="ce2" office:value-type="string" calcext:value-type="string">
            <text:p>μ</text:p>
          </table:table-cell>
          <table:table-cell table:style-name="ce2" office:value-type="string" calcext:value-type="string">
            <text:p>σ</text:p>
          </table:table-cell>
          <table:table-cell table:style-name="ce2" office:value-type="string" calcext:value-type="string">
            <text:p>μ</text:p>
          </table:table-cell>
          <table:table-cell table:style-name="ce2" office:value-type="string" calcext:value-type="string">
            <text:p>σ</text:p>
          </table:table-cell>
          <table:table-cell table:style-name="ce2" office:value-type="string" calcext:value-type="string">
            <text:p>μ</text:p>
          </table:table-cell>
          <table:table-cell table:style-name="ce2" office:value-type="string" calcext:value-type="string">
            <text:p>σ</text:p>
          </table:table-cell>
          <table:table-cell table:style-name="ce2" office:value-type="string" calcext:value-type="string">
            <text:p>μ</text:p>
          </table:table-cell>
          <table:table-cell table:style-name="ce2" office:value-type="string" calcext:value-type="string">
            <text:p>σ</text:p>
          </table:table-cell>
          <table:table-cell/>
        </table:table-row>
        <table:table-row table:style-name="ro1">
          <table:table-cell office:value-type="string" calcext:value-type="string">
            <text:p>Temperatura_0.1_1_bestCoordinates</text:p>
          </table:table-cell>
          <table:table-cell office:value-type="float" office:value="-15.5334289" calcext:value-type="float">
            <text:p>-15.5334289</text:p>
          </table:table-cell>
          <table:table-cell office:value-type="float" office:value="0.92481370109622" calcext:value-type="float">
            <text:p>0.92481370109622</text:p>
          </table:table-cell>
          <table:table-cell office:value-type="float" office:value="-11.9808668" calcext:value-type="float">
            <text:p>-11.9808668</text:p>
          </table:table-cell>
          <table:table-cell office:value-type="float" office:value="2.74574551862167" calcext:value-type="float">
            <text:p>2.74574551862167</text:p>
          </table:table-cell>
          <table:table-cell office:value-type="float" office:value="0.7121251" calcext:value-type="float">
            <text:p>0.7121251</text:p>
          </table:table-cell>
          <table:table-cell office:value-type="float" office:value="0.0522520099660291" calcext:value-type="float">
            <text:p>0.052252009966029</text:p>
          </table:table-cell>
          <table:table-cell office:value-type="float" office:value="1.0839828" calcext:value-type="float">
            <text:p>1.0839828</text:p>
          </table:table-cell>
          <table:table-cell office:value-type="float" office:value="0.0824295945468617" calcext:value-type="float">
            <text:p>0.08242959454686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Temperatura_0.2_1_bestCoordinates</text:p>
          </table:table-cell>
          <table:table-cell office:value-type="float" office:value="-15.2965894" calcext:value-type="float">
            <text:p>-15.2965894</text:p>
          </table:table-cell>
          <table:table-cell office:value-type="float" office:value="1.58662432296144" calcext:value-type="float">
            <text:p>1.58662432296144</text:p>
          </table:table-cell>
          <table:table-cell office:value-type="float" office:value="-13.4596103" calcext:value-type="float">
            <text:p>-13.4596103</text:p>
          </table:table-cell>
          <table:table-cell office:value-type="float" office:value="3.99595481104286" calcext:value-type="float">
            <text:p>3.99595481104286</text:p>
          </table:table-cell>
          <table:table-cell office:value-type="float" office:value="0.7347" calcext:value-type="float">
            <text:p>0.7347</text:p>
          </table:table-cell>
          <table:table-cell office:value-type="float" office:value="0.0862725376779888" calcext:value-type="float">
            <text:p>0.086272537677989</text:p>
          </table:table-cell>
          <table:table-cell office:value-type="float" office:value="1.1309707" calcext:value-type="float">
            <text:p>1.1309707</text:p>
          </table:table-cell>
          <table:table-cell office:value-type="float" office:value="0.146287419626604" calcext:value-type="float">
            <text:p>0.14628741962660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Temperatura_0.3_1_bestCoordinates</text:p>
          </table:table-cell>
          <table:table-cell office:value-type="float" office:value="-15.138266" calcext:value-type="float">
            <text:p>-15.138266</text:p>
          </table:table-cell>
          <table:table-cell office:value-type="float" office:value="0.835750855774495" calcext:value-type="float">
            <text:p>0.835750855774495</text:p>
          </table:table-cell>
          <table:table-cell office:value-type="float" office:value="-11.6024517" calcext:value-type="float">
            <text:p>-11.6024517</text:p>
          </table:table-cell>
          <table:table-cell office:value-type="float" office:value="2.25313127203197" calcext:value-type="float">
            <text:p>2.25313127203197</text:p>
          </table:table-cell>
          <table:table-cell office:value-type="float" office:value="0.7849623" calcext:value-type="float">
            <text:p>0.7849623</text:p>
          </table:table-cell>
          <table:table-cell office:value-type="float" office:value="0.0684235806093923" calcext:value-type="float">
            <text:p>0.068423580609392</text:p>
          </table:table-cell>
          <table:table-cell office:value-type="float" office:value="1.170925" calcext:value-type="float">
            <text:p>1.170925</text:p>
          </table:table-cell>
          <table:table-cell office:value-type="float" office:value="0.0914964458271468" calcext:value-type="float">
            <text:p>0.09149644582714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Temperatura_0.4_1_bestCoordinates</text:p>
          </table:table-cell>
          <table:table-cell office:value-type="float" office:value="-15.2743355" calcext:value-type="float">
            <text:p>-15.2743355</text:p>
          </table:table-cell>
          <table:table-cell office:value-type="float" office:value="0.877908452957283" calcext:value-type="float">
            <text:p>0.877908452957283</text:p>
          </table:table-cell>
          <table:table-cell office:value-type="float" office:value="-9.5011172" calcext:value-type="float">
            <text:p>-9.5011172</text:p>
          </table:table-cell>
          <table:table-cell office:value-type="float" office:value="5.53597837203441" calcext:value-type="float">
            <text:p>5.53597837203441</text:p>
          </table:table-cell>
          <table:table-cell office:value-type="float" office:value="0.8201511" calcext:value-type="float">
            <text:p>0.8201511</text:p>
          </table:table-cell>
          <table:table-cell office:value-type="float" office:value="0.0901128324518212" calcext:value-type="float">
            <text:p>0.090112832451821</text:p>
          </table:table-cell>
          <table:table-cell office:value-type="float" office:value="1.3023514" calcext:value-type="float">
            <text:p>1.3023514</text:p>
          </table:table-cell>
          <table:table-cell office:value-type="float" office:value="0.205236289597722" calcext:value-type="float">
            <text:p>0.20523628959772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Temperatura_0.5_1_bestCoordinates</text:p>
          </table:table-cell>
          <table:table-cell office:value-type="float" office:value="-14.5388075" calcext:value-type="float">
            <text:p>-14.5388075</text:p>
          </table:table-cell>
          <table:table-cell office:value-type="float" office:value="1.56039463872209" calcext:value-type="float">
            <text:p>1.56039463872209</text:p>
          </table:table-cell>
          <table:table-cell office:value-type="float" office:value="-4.7718252" calcext:value-type="float">
            <text:p>-4.7718252</text:p>
          </table:table-cell>
          <table:table-cell office:value-type="float" office:value="5.3557500999968" calcext:value-type="float">
            <text:p>5.3557500999968</text:p>
          </table:table-cell>
          <table:table-cell office:value-type="float" office:value="0.8079025" calcext:value-type="float">
            <text:p>0.8079025</text:p>
          </table:table-cell>
          <table:table-cell office:value-type="float" office:value="0.120185689105858" calcext:value-type="float">
            <text:p>0.120185689105858</text:p>
          </table:table-cell>
          <table:table-cell office:value-type="float" office:value="1.403167" calcext:value-type="float">
            <text:p>1.403167</text:p>
          </table:table-cell>
          <table:table-cell office:value-type="float" office:value="0.294321037348675" calcext:value-type="float">
            <text:p>0.29432103734867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emperatura_0.6_1_bestCoordinates</text:p>
          </table:table-cell>
          <table:table-cell office:value-type="float" office:value="-14.3648809" calcext:value-type="float">
            <text:p>-14.3648809</text:p>
          </table:table-cell>
          <table:table-cell office:value-type="float" office:value="2.11613164513834" calcext:value-type="float">
            <text:p>2.11613164513834</text:p>
          </table:table-cell>
          <table:table-cell office:value-type="float" office:value="-1.0598642" calcext:value-type="float">
            <text:p>-1.0598642</text:p>
          </table:table-cell>
          <table:table-cell office:value-type="float" office:value="3.17783732131614" calcext:value-type="float">
            <text:p>3.17783732131614</text:p>
          </table:table-cell>
          <table:table-cell office:value-type="float" office:value="0.7857241" calcext:value-type="float">
            <text:p>0.7857241</text:p>
          </table:table-cell>
          <table:table-cell office:value-type="float" office:value="0.116083164635058" calcext:value-type="float">
            <text:p>0.116083164635058</text:p>
          </table:table-cell>
          <table:table-cell office:value-type="float" office:value="1.3374629" calcext:value-type="float">
            <text:p>1.3374629</text:p>
          </table:table-cell>
          <table:table-cell office:value-type="float" office:value="0.312618943496535" calcext:value-type="float">
            <text:p>0.31261894349653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Temperatura_0.7_1_bestCoordinates</text:p>
          </table:table-cell>
          <table:table-cell office:value-type="float" office:value="-13.0249481" calcext:value-type="float">
            <text:p>-13.0249481</text:p>
          </table:table-cell>
          <table:table-cell office:value-type="float" office:value="1.49413721149046" calcext:value-type="float">
            <text:p>1.49413721149046</text:p>
          </table:table-cell>
          <table:table-cell office:value-type="float" office:value="-0.0110411" calcext:value-type="float">
            <text:p>-0.0110411</text:p>
          </table:table-cell>
          <table:table-cell office:value-type="float" office:value="0.0328372546551931" calcext:value-type="float">
            <text:p>0.032837254655193</text:p>
          </table:table-cell>
          <table:table-cell office:value-type="float" office:value="0.8614725" calcext:value-type="float">
            <text:p>0.8614725</text:p>
          </table:table-cell>
          <table:table-cell office:value-type="float" office:value="0.101521633998129" calcext:value-type="float">
            <text:p>0.101521633998129</text:p>
          </table:table-cell>
          <table:table-cell office:value-type="float" office:value="1.5645361" calcext:value-type="float">
            <text:p>1.5645361</text:p>
          </table:table-cell>
          <table:table-cell office:value-type="float" office:value="0.224608830197056" calcext:value-type="float">
            <text:p>0.22460883019705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Temperatura_0.8_1_bestCoordinates</text:p>
          </table:table-cell>
          <table:table-cell office:value-type="float" office:value="-12.8849512" calcext:value-type="float">
            <text:p>-12.8849512</text:p>
          </table:table-cell>
          <table:table-cell office:value-type="float" office:value="1.74949978129572" calcext:value-type="float">
            <text:p>1.74949978129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00815" calcext:value-type="float">
            <text:p>0.900815</text:p>
          </table:table-cell>
          <table:table-cell office:value-type="float" office:value="0.103488276757322" calcext:value-type="float">
            <text:p>0.103488276757322</text:p>
          </table:table-cell>
          <table:table-cell office:value-type="float" office:value="1.562788" calcext:value-type="float">
            <text:p>1.562788</text:p>
          </table:table-cell>
          <table:table-cell office:value-type="float" office:value="0.262687043023823" calcext:value-type="float">
            <text:p>0.26268704302382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Temperatura_0.9_1_bestCoordinates</text:p>
          </table:table-cell>
          <table:table-cell office:value-type="float" office:value="-13.0352767" calcext:value-type="float">
            <text:p>-13.0352767</text:p>
          </table:table-cell>
          <table:table-cell office:value-type="float" office:value="2.16889563557415" calcext:value-type="float">
            <text:p>2.16889563557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92472" calcext:value-type="float">
            <text:p>0.8692472</text:p>
          </table:table-cell>
          <table:table-cell office:value-type="float" office:value="0.126502544292832" calcext:value-type="float">
            <text:p>0.126502544292832</text:p>
          </table:table-cell>
          <table:table-cell office:value-type="float" office:value="1.5333796" calcext:value-type="float">
            <text:p>1.5333796</text:p>
          </table:table-cell>
          <table:table-cell office:value-type="float" office:value="0.324513177535582" calcext:value-type="float">
            <text:p>0.32451317753558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Temperatura_1.0_1_bestCoordinates</text:p>
          </table:table-cell>
          <table:table-cell office:value-type="float" office:value="-13.6583604" calcext:value-type="float">
            <text:p>-13.6583604</text:p>
          </table:table-cell>
          <table:table-cell office:value-type="float" office:value="2.00938235184308" calcext:value-type="float">
            <text:p>2.00938235184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08735" calcext:value-type="float">
            <text:p>0.8308735</text:p>
          </table:table-cell>
          <table:table-cell office:value-type="float" office:value="0.13079480692539" calcext:value-type="float">
            <text:p>0.13079480692539</text:p>
          </table:table-cell>
          <table:table-cell office:value-type="float" office:value="1.480657" calcext:value-type="float">
            <text:p>1.480657</text:p>
          </table:table-cell>
          <table:table-cell office:value-type="float" office:value="0.291252389284277" calcext:value-type="float">
            <text:p>0.2912523892842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mperatura_1.1_1_bestCoordinates</text:p>
          </table:table-cell>
          <table:table-cell office:value-type="float" office:value="-11.7566874" calcext:value-type="float">
            <text:p>-11.7566874</text:p>
          </table:table-cell>
          <table:table-cell office:value-type="float" office:value="1.02229276895625" calcext:value-type="float">
            <text:p>1.02229276895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37712" calcext:value-type="float">
            <text:p>0.9237712</text:p>
          </table:table-cell>
          <table:table-cell office:value-type="float" office:value="0.131024830912923" calcext:value-type="float">
            <text:p>0.131024830912923</text:p>
          </table:table-cell>
          <table:table-cell office:value-type="float" office:value="1.7121198" calcext:value-type="float">
            <text:p>1.7121198</text:p>
          </table:table-cell>
          <table:table-cell office:value-type="float" office:value="0.192001095750415" calcext:value-type="float">
            <text:p>0.192001095750415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Temperatura_1.2_1_bestCoordinates</text:p>
          </table:table-cell>
          <table:table-cell office:value-type="float" office:value="-12.918267" calcext:value-type="float">
            <text:p>-12.918267</text:p>
          </table:table-cell>
          <table:table-cell office:value-type="float" office:value="1.808948396438" calcext:value-type="float">
            <text:p>1.808948396438</text:p>
          </table:table-cell>
          <table:table-cell office:value-type="float" office:value="-0.0000004" calcext:value-type="float">
            <text:p>-4E-07</text:p>
          </table:table-cell>
          <table:table-cell office:value-type="float" office:value="0.0000012" calcext:value-type="float">
            <text:p>1.2E-06</text:p>
          </table:table-cell>
          <table:table-cell office:value-type="float" office:value="0.8841036" calcext:value-type="float">
            <text:p>0.8841036</text:p>
          </table:table-cell>
          <table:table-cell office:value-type="float" office:value="0.158360846632746" calcext:value-type="float">
            <text:p>0.158360846632746</text:p>
          </table:table-cell>
          <table:table-cell office:value-type="float" office:value="1.5747114" calcext:value-type="float">
            <text:p>1.5747114</text:p>
          </table:table-cell>
          <table:table-cell office:value-type="float" office:value="0.35027685293242" calcext:value-type="float">
            <text:p>0.35027685293242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Temperatura_1.3_1_bestCoordinates</text:p>
          </table:table-cell>
          <table:table-cell office:value-type="float" office:value="-11.4096817" calcext:value-type="float">
            <text:p>-11.4096817</text:p>
          </table:table-cell>
          <table:table-cell office:value-type="float" office:value="1.83368523450559" calcext:value-type="float">
            <text:p>1.83368523450559</text:p>
          </table:table-cell>
          <table:table-cell office:value-type="float" office:value="-0.0163612" calcext:value-type="float">
            <text:p>-0.0163612</text:p>
          </table:table-cell>
          <table:table-cell office:value-type="float" office:value="0.0458698685256455" calcext:value-type="float">
            <text:p>0.045869868525646</text:p>
          </table:table-cell>
          <table:table-cell office:value-type="float" office:value="0.9671475" calcext:value-type="float">
            <text:p>0.9671475</text:p>
          </table:table-cell>
          <table:table-cell office:value-type="float" office:value="0.134374057816418" calcext:value-type="float">
            <text:p>0.134374057816418</text:p>
          </table:table-cell>
          <table:table-cell office:value-type="float" office:value="1.7831288" calcext:value-type="float">
            <text:p>1.7831288</text:p>
          </table:table-cell>
          <table:table-cell office:value-type="float" office:value="0.334803682953996" calcext:value-type="float">
            <text:p>0.334803682953996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Temperatura_1.4_1_bestCoordinates</text:p>
          </table:table-cell>
          <table:table-cell office:value-type="float" office:value="-11.3321785" calcext:value-type="float">
            <text:p>-11.3321785</text:p>
          </table:table-cell>
          <table:table-cell office:value-type="float" office:value="1.79880948244072" calcext:value-type="float">
            <text:p>1.79880948244072</text:p>
          </table:table-cell>
          <table:table-cell office:value-type="float" office:value="-0.0001004" calcext:value-type="float">
            <text:p>-0.0001004</text:p>
          </table:table-cell>
          <table:table-cell office:value-type="float" office:value="0.000300866814388028" calcext:value-type="float">
            <text:p>0.000300866814388</text:p>
          </table:table-cell>
          <table:table-cell office:value-type="float" office:value="1.0180739" calcext:value-type="float">
            <text:p>1.0180739</text:p>
          </table:table-cell>
          <table:table-cell office:value-type="float" office:value="0.185368803169492" calcext:value-type="float">
            <text:p>0.185368803169492</text:p>
          </table:table-cell>
          <table:table-cell office:value-type="float" office:value="1.8514973" calcext:value-type="float">
            <text:p>1.8514973</text:p>
          </table:table-cell>
          <table:table-cell office:value-type="float" office:value="0.334952275678805" calcext:value-type="float">
            <text:p>0.334952275678805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Temperatura_1.5_1_bestCoordinates</text:p>
          </table:table-cell>
          <table:table-cell office:value-type="float" office:value="-10.8100675" calcext:value-type="float">
            <text:p>-10.8100675</text:p>
          </table:table-cell>
          <table:table-cell office:value-type="float" office:value="1.91223867771731" calcext:value-type="float">
            <text:p>1.91223867771731</text:p>
          </table:table-cell>
          <table:table-cell office:value-type="float" office:value="-0.0003112" calcext:value-type="float">
            <text:p>-0.0003112</text:p>
          </table:table-cell>
          <table:table-cell office:value-type="float" office:value="0.0009336" calcext:value-type="float">
            <text:p>0.0009336</text:p>
          </table:table-cell>
          <table:table-cell office:value-type="float" office:value="1.025574" calcext:value-type="float">
            <text:p>1.025574</text:p>
          </table:table-cell>
          <table:table-cell office:value-type="float" office:value="0.171375593105319" calcext:value-type="float">
            <text:p>0.171375593105319</text:p>
          </table:table-cell>
          <table:table-cell office:value-type="float" office:value="1.870825" calcext:value-type="float">
            <text:p>1.870825</text:p>
          </table:table-cell>
          <table:table-cell office:value-type="float" office:value="0.335198852062473" calcext:value-type="float">
            <text:p>0.335198852062473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Temperatura_1.6_1_bestCoordinates</text:p>
          </table:table-cell>
          <table:table-cell office:value-type="float" office:value="-10.3740808" calcext:value-type="float">
            <text:p>-10.3740808</text:p>
          </table:table-cell>
          <table:table-cell office:value-type="float" office:value="1.10070916336804" calcext:value-type="float">
            <text:p>1.10070916336804</text:p>
          </table:table-cell>
          <table:table-cell office:value-type="float" office:value="-0.0000002" calcext:value-type="float">
            <text:p>-2E-07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1.0232547" calcext:value-type="float">
            <text:p>1.0232547</text:p>
          </table:table-cell>
          <table:table-cell office:value-type="float" office:value="0.112930806285132" calcext:value-type="float">
            <text:p>0.112930806285132</text:p>
          </table:table-cell>
          <table:table-cell office:value-type="float" office:value="1.8287327" calcext:value-type="float">
            <text:p>1.8287327</text:p>
          </table:table-cell>
          <table:table-cell office:value-type="float" office:value="0.227276494496923" calcext:value-type="float">
            <text:p>0.227276494496923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Temperatura_1.7_1_bestCoordinates</text:p>
          </table:table-cell>
          <table:table-cell office:value-type="float" office:value="-10.9259392" calcext:value-type="float">
            <text:p>-10.9259392</text:p>
          </table:table-cell>
          <table:table-cell office:value-type="float" office:value="1.94867224024815" calcext:value-type="float">
            <text:p>1.94867224024815</text:p>
          </table:table-cell>
          <table:table-cell office:value-type="float" office:value="-0.0019575" calcext:value-type="float">
            <text:p>-0.0019575</text:p>
          </table:table-cell>
          <table:table-cell office:value-type="float" office:value="0.00403203713400559" calcext:value-type="float">
            <text:p>0.004032037134006</text:p>
          </table:table-cell>
          <table:table-cell office:value-type="float" office:value="1.0262635" calcext:value-type="float">
            <text:p>1.0262635</text:p>
          </table:table-cell>
          <table:table-cell office:value-type="float" office:value="0.178077706399341" calcext:value-type="float">
            <text:p>0.178077706399341</text:p>
          </table:table-cell>
          <table:table-cell office:value-type="float" office:value="1.7916507" calcext:value-type="float">
            <text:p>1.7916507</text:p>
          </table:table-cell>
          <table:table-cell office:value-type="float" office:value="0.376364582865351" calcext:value-type="float">
            <text:p>0.376364582865351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Temperatura_1.8_1_bestCoordinates</text:p>
          </table:table-cell>
          <table:table-cell office:value-type="float" office:value="-10.4524345" calcext:value-type="float">
            <text:p>-10.4524345</text:p>
          </table:table-cell>
          <table:table-cell office:value-type="float" office:value="1.07387312605049" calcext:value-type="float">
            <text:p>1.07387312605049</text:p>
          </table:table-cell>
          <table:table-cell office:value-type="float" office:value="-0.0015947" calcext:value-type="float">
            <text:p>-0.0015947</text:p>
          </table:table-cell>
          <table:table-cell office:value-type="float" office:value="0.00432670768714504" calcext:value-type="float">
            <text:p>0.004326707687145</text:p>
          </table:table-cell>
          <table:table-cell office:value-type="float" office:value="1.0151672" calcext:value-type="float">
            <text:p>1.0151672</text:p>
          </table:table-cell>
          <table:table-cell office:value-type="float" office:value="0.162244043156475" calcext:value-type="float">
            <text:p>0.162244043156475</text:p>
          </table:table-cell>
          <table:table-cell office:value-type="float" office:value="1.8743439" calcext:value-type="float">
            <text:p>1.8743439</text:p>
          </table:table-cell>
          <table:table-cell office:value-type="float" office:value="0.227676967647345" calcext:value-type="float">
            <text:p>0.227676967647345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Temperatura_1.9_1_bestCoordinates</text:p>
          </table:table-cell>
          <table:table-cell office:value-type="float" office:value="-9.8174934" calcext:value-type="float">
            <text:p>-9.8174934</text:p>
          </table:table-cell>
          <table:table-cell office:value-type="float" office:value="1.27431566894535" calcext:value-type="float">
            <text:p>1.27431566894535</text:p>
          </table:table-cell>
          <table:table-cell office:value-type="float" office:value="-0.010928" calcext:value-type="float">
            <text:p>-0.010928</text:p>
          </table:table-cell>
          <table:table-cell office:value-type="float" office:value="0.0218563360195619" calcext:value-type="float">
            <text:p>0.021856336019562</text:p>
          </table:table-cell>
          <table:table-cell office:value-type="float" office:value="1.1243562" calcext:value-type="float">
            <text:p>1.1243562</text:p>
          </table:table-cell>
          <table:table-cell office:value-type="float" office:value="0.161445163184779" calcext:value-type="float">
            <text:p>0.161445163184779</text:p>
          </table:table-cell>
          <table:table-cell office:value-type="float" office:value="2.0212322" calcext:value-type="float">
            <text:p>2.0212322</text:p>
          </table:table-cell>
          <table:table-cell office:value-type="float" office:value="0.275258022251051" calcext:value-type="float">
            <text:p>0.275258022251051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Temperatura_2.0_1_bestCoordinates</text:p>
          </table:table-cell>
          <table:table-cell office:value-type="float" office:value="-10.6234254" calcext:value-type="float">
            <text:p>-10.6234254</text:p>
          </table:table-cell>
          <table:table-cell office:value-type="float" office:value="1.95875356547603" calcext:value-type="float">
            <text:p>1.95875356547603</text:p>
          </table:table-cell>
          <table:table-cell office:value-type="float" office:value="-0.0000117" calcext:value-type="float">
            <text:p>-1.17E-05</text:p>
          </table:table-cell>
          <table:table-cell office:value-type="float" office:value="0.0000351" calcext:value-type="float">
            <text:p>3.51E-05</text:p>
          </table:table-cell>
          <table:table-cell office:value-type="float" office:value="1.04291" calcext:value-type="float">
            <text:p>1.04291</text:p>
          </table:table-cell>
          <table:table-cell office:value-type="float" office:value="0.137954866786207" calcext:value-type="float">
            <text:p>0.137954866786207</text:p>
          </table:table-cell>
          <table:table-cell office:value-type="float" office:value="1.8353208" calcext:value-type="float">
            <text:p>1.8353208</text:p>
          </table:table-cell>
          <table:table-cell office:value-type="float" office:value="0.306814629040012" calcext:value-type="float">
            <text:p>0.306814629040012</text:p>
          </table:table-cell>
          <table:table-cell office:value-type="float" office:value="2" calcext:value-type="float">
            <text:p>2</text:p>
          </table:table-cell>
        </table:table-row>
      </table:table>
      <table:table table:name="tabela_2" table:style-name="ta1">
        <table:table-column table:style-name="co13" table:default-cell-style-name="Default"/>
        <table:table-column table:style-name="co14" table:number-columns-repeated="8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Estrutura</text:p>
          </table:table-cell>
          <table:table-cell table:style-name="ce1" office:value-type="string" calcext:value-type="string" table:number-columns-spanned="2" table:number-rows-spanned="1">
            <text:p>BestEnergy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BestInterEnergy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rGH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rGAll</text:p>
          </table:table-cell>
          <table:covered-table-cell table:style-name="ce1"/>
          <table:table-cell office:value-type="string" calcext:value-type="string">
            <text:p>Temperatura</text:p>
          </table:table-cell>
        </table:table-row>
        <table:table-row table:style-name="ro1">
          <table:table-cell/>
          <table:table-cell table:style-name="ce2" office:value-type="string" calcext:value-type="string">
            <text:p>μ</text:p>
          </table:table-cell>
          <table:table-cell table:style-name="ce2" office:value-type="string" calcext:value-type="string">
            <text:p>σ</text:p>
          </table:table-cell>
          <table:table-cell table:style-name="ce2" office:value-type="string" calcext:value-type="string">
            <text:p>μ</text:p>
          </table:table-cell>
          <table:table-cell table:style-name="ce2" office:value-type="string" calcext:value-type="string">
            <text:p>σ</text:p>
          </table:table-cell>
          <table:table-cell table:style-name="ce2" office:value-type="string" calcext:value-type="string">
            <text:p>μ</text:p>
          </table:table-cell>
          <table:table-cell table:style-name="ce2" office:value-type="string" calcext:value-type="string">
            <text:p>σ</text:p>
          </table:table-cell>
          <table:table-cell table:style-name="ce2" office:value-type="string" calcext:value-type="string">
            <text:p>μ</text:p>
          </table:table-cell>
          <table:table-cell table:style-name="ce2" office:value-type="string" calcext:value-type="string">
            <text:p>σ</text:p>
          </table:table-cell>
          <table:table-cell/>
        </table:table-row>
        <table:table-row table:style-name="ro1">
          <table:table-cell office:value-type="string" calcext:value-type="string">
            <text:p>Temperatura_0.1_2_bestCoordinates</text:p>
          </table:table-cell>
          <table:table-cell office:value-type="float" office:value="-15.4919825" calcext:value-type="float">
            <text:p>-15.4919825</text:p>
          </table:table-cell>
          <table:table-cell office:value-type="float" office:value="1.21918139727641" calcext:value-type="float">
            <text:p>1.21918139727641</text:p>
          </table:table-cell>
          <table:table-cell office:value-type="float" office:value="-10.9111882" calcext:value-type="float">
            <text:p>-10.9111882</text:p>
          </table:table-cell>
          <table:table-cell office:value-type="float" office:value="3.13230092033591" calcext:value-type="float">
            <text:p>3.13230092033591</text:p>
          </table:table-cell>
          <table:table-cell office:value-type="float" office:value="0.7354772" calcext:value-type="float">
            <text:p>0.7354772</text:p>
          </table:table-cell>
          <table:table-cell office:value-type="float" office:value="0.0554093004193339" calcext:value-type="float">
            <text:p>0.055409300419334</text:p>
          </table:table-cell>
          <table:table-cell office:value-type="float" office:value="1.0938497" calcext:value-type="float">
            <text:p>1.0938497</text:p>
          </table:table-cell>
          <table:table-cell office:value-type="float" office:value="0.141714024989801" calcext:value-type="float">
            <text:p>0.14171402498980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Temperatura_0.2_2_bestCoordinates</text:p>
          </table:table-cell>
          <table:table-cell office:value-type="float" office:value="-15.5256806" calcext:value-type="float">
            <text:p>-15.5256806</text:p>
          </table:table-cell>
          <table:table-cell office:value-type="float" office:value="1.04977567938472" calcext:value-type="float">
            <text:p>1.04977567938472</text:p>
          </table:table-cell>
          <table:table-cell office:value-type="float" office:value="-13.1428128" calcext:value-type="float">
            <text:p>-13.1428128</text:p>
          </table:table-cell>
          <table:table-cell office:value-type="float" office:value="3.90486159527796" calcext:value-type="float">
            <text:p>3.90486159527796</text:p>
          </table:table-cell>
          <table:table-cell office:value-type="float" office:value="0.7337724" calcext:value-type="float">
            <text:p>0.7337724</text:p>
          </table:table-cell>
          <table:table-cell office:value-type="float" office:value="0.0678538394893023" calcext:value-type="float">
            <text:p>0.067853839489302</text:p>
          </table:table-cell>
          <table:table-cell office:value-type="float" office:value="1.124627" calcext:value-type="float">
            <text:p>1.124627</text:p>
          </table:table-cell>
          <table:table-cell office:value-type="float" office:value="0.11218853552926" calcext:value-type="float">
            <text:p>0.1121885355292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Temperatura_0.3_2_bestCoordinates</text:p>
          </table:table-cell>
          <table:table-cell office:value-type="float" office:value="-14.8224696" calcext:value-type="float">
            <text:p>-14.8224696</text:p>
          </table:table-cell>
          <table:table-cell office:value-type="float" office:value="1.31269850146888" calcext:value-type="float">
            <text:p>1.31269850146888</text:p>
          </table:table-cell>
          <table:table-cell office:value-type="float" office:value="-12.5536842" calcext:value-type="float">
            <text:p>-12.5536842</text:p>
          </table:table-cell>
          <table:table-cell office:value-type="float" office:value="2.49706174463936" calcext:value-type="float">
            <text:p>2.49706174463936</text:p>
          </table:table-cell>
          <table:table-cell office:value-type="float" office:value="0.7775912" calcext:value-type="float">
            <text:p>0.7775912</text:p>
          </table:table-cell>
          <table:table-cell office:value-type="float" office:value="0.0690095602142196" calcext:value-type="float">
            <text:p>0.06900956021422</text:p>
          </table:table-cell>
          <table:table-cell office:value-type="float" office:value="1.2027912" calcext:value-type="float">
            <text:p>1.2027912</text:p>
          </table:table-cell>
          <table:table-cell office:value-type="float" office:value="0.0952819551413593" calcext:value-type="float">
            <text:p>0.09528195514135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Temperatura_0.4_2_bestCoordinates</text:p>
          </table:table-cell>
          <table:table-cell office:value-type="float" office:value="-14.8574879" calcext:value-type="float">
            <text:p>-14.8574879</text:p>
          </table:table-cell>
          <table:table-cell office:value-type="float" office:value="0.753796188898756" calcext:value-type="float">
            <text:p>0.753796188898756</text:p>
          </table:table-cell>
          <table:table-cell office:value-type="float" office:value="-9.5338478" calcext:value-type="float">
            <text:p>-9.5338478</text:p>
          </table:table-cell>
          <table:table-cell office:value-type="float" office:value="5.33642355505617" calcext:value-type="float">
            <text:p>5.33642355505617</text:p>
          </table:table-cell>
          <table:table-cell office:value-type="float" office:value="0.7823799" calcext:value-type="float">
            <text:p>0.7823799</text:p>
          </table:table-cell>
          <table:table-cell office:value-type="float" office:value="0.0931786284042108" calcext:value-type="float">
            <text:p>0.093178628404211</text:p>
          </table:table-cell>
          <table:table-cell office:value-type="float" office:value="1.3813497" calcext:value-type="float">
            <text:p>1.3813497</text:p>
          </table:table-cell>
          <table:table-cell office:value-type="float" office:value="0.202561036340186" calcext:value-type="float">
            <text:p>0.20256103634018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Temperatura_0.5_2_bestCoordinates</text:p>
          </table:table-cell>
          <table:table-cell office:value-type="float" office:value="-15.1474416" calcext:value-type="float">
            <text:p>-15.1474416</text:p>
          </table:table-cell>
          <table:table-cell office:value-type="float" office:value="1.46212067640829" calcext:value-type="float">
            <text:p>1.46212067640829</text:p>
          </table:table-cell>
          <table:table-cell office:value-type="float" office:value="-2.6450913" calcext:value-type="float">
            <text:p>-2.6450913</text:p>
          </table:table-cell>
          <table:table-cell office:value-type="float" office:value="4.82653375239405" calcext:value-type="float">
            <text:p>4.82653375239405</text:p>
          </table:table-cell>
          <table:table-cell office:value-type="float" office:value="0.805095" calcext:value-type="float">
            <text:p>0.805095</text:p>
          </table:table-cell>
          <table:table-cell office:value-type="float" office:value="0.096709277739005" calcext:value-type="float">
            <text:p>0.096709277739005</text:p>
          </table:table-cell>
          <table:table-cell office:value-type="float" office:value="1.3622427" calcext:value-type="float">
            <text:p>1.3622427</text:p>
          </table:table-cell>
          <table:table-cell office:value-type="float" office:value="0.294517777844072" calcext:value-type="float">
            <text:p>0.29451777784407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emperatura_0.6_2_bestCoordinates</text:p>
          </table:table-cell>
          <table:table-cell office:value-type="float" office:value="-14.4027622" calcext:value-type="float">
            <text:p>-14.4027622</text:p>
          </table:table-cell>
          <table:table-cell office:value-type="float" office:value="1.97609780971286" calcext:value-type="float">
            <text:p>1.97609780971286</text:p>
          </table:table-cell>
          <table:table-cell office:value-type="float" office:value="-1.1470957" calcext:value-type="float">
            <text:p>-1.1470957</text:p>
          </table:table-cell>
          <table:table-cell office:value-type="float" office:value="3.4412871" calcext:value-type="float">
            <text:p>3.4412871</text:p>
          </table:table-cell>
          <table:table-cell office:value-type="float" office:value="0.7985852" calcext:value-type="float">
            <text:p>0.7985852</text:p>
          </table:table-cell>
          <table:table-cell office:value-type="float" office:value="0.112158235499494" calcext:value-type="float">
            <text:p>0.112158235499494</text:p>
          </table:table-cell>
          <table:table-cell office:value-type="float" office:value="1.36604" calcext:value-type="float">
            <text:p>1.36604</text:p>
          </table:table-cell>
          <table:table-cell office:value-type="float" office:value="0.292026566160341" calcext:value-type="float">
            <text:p>0.29202656616034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Temperatura_0.7_2_bestCoordinates</text:p>
          </table:table-cell>
          <table:table-cell office:value-type="float" office:value="-13.3136411" calcext:value-type="float">
            <text:p>-13.3136411</text:p>
          </table:table-cell>
          <table:table-cell office:value-type="float" office:value="1.87363551479008" calcext:value-type="float">
            <text:p>1.87363551479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07565" calcext:value-type="float">
            <text:p>0.8607565</text:p>
          </table:table-cell>
          <table:table-cell office:value-type="float" office:value="0.0887452065908351" calcext:value-type="float">
            <text:p>0.088745206590835</text:p>
          </table:table-cell>
          <table:table-cell office:value-type="float" office:value="1.5251924" calcext:value-type="float">
            <text:p>1.5251924</text:p>
          </table:table-cell>
          <table:table-cell office:value-type="float" office:value="0.261393193567545" calcext:value-type="float">
            <text:p>0.26139319356754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Temperatura_0.8_2_bestCoordinates</text:p>
          </table:table-cell>
          <table:table-cell office:value-type="float" office:value="-13.0766867" calcext:value-type="float">
            <text:p>-13.0766867</text:p>
          </table:table-cell>
          <table:table-cell office:value-type="float" office:value="2.07067379532316" calcext:value-type="float">
            <text:p>2.07067379532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36398" calcext:value-type="float">
            <text:p>0.8636398</text:p>
          </table:table-cell>
          <table:table-cell office:value-type="float" office:value="0.12960502257459" calcext:value-type="float">
            <text:p>0.12960502257459</text:p>
          </table:table-cell>
          <table:table-cell office:value-type="float" office:value="1.4877579" calcext:value-type="float">
            <text:p>1.4877579</text:p>
          </table:table-cell>
          <table:table-cell office:value-type="float" office:value="0.310174865447041" calcext:value-type="float">
            <text:p>0.31017486544704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Temperatura_0.9_2_bestCoordinates</text:p>
          </table:table-cell>
          <table:table-cell office:value-type="float" office:value="-12.0923035" calcext:value-type="float">
            <text:p>-12.0923035</text:p>
          </table:table-cell>
          <table:table-cell office:value-type="float" office:value="0.629043088491758" calcext:value-type="float">
            <text:p>0.629043088491758</text:p>
          </table:table-cell>
          <table:table-cell office:value-type="float" office:value="-0.0060018" calcext:value-type="float">
            <text:p>-0.0060018</text:p>
          </table:table-cell>
          <table:table-cell office:value-type="float" office:value="0.0180054" calcext:value-type="float">
            <text:p>0.0180054</text:p>
          </table:table-cell>
          <table:table-cell office:value-type="float" office:value="0.932478" calcext:value-type="float">
            <text:p>0.932478</text:p>
          </table:table-cell>
          <table:table-cell office:value-type="float" office:value="0.0502573670002717" calcext:value-type="float">
            <text:p>0.050257367000272</text:p>
          </table:table-cell>
          <table:table-cell office:value-type="float" office:value="1.7101773" calcext:value-type="float">
            <text:p>1.7101773</text:p>
          </table:table-cell>
          <table:table-cell office:value-type="float" office:value="0.121196781272483" calcext:value-type="float">
            <text:p>0.12119678127248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Temperatura_1.0_2_bestCoordinates</text:p>
          </table:table-cell>
          <table:table-cell office:value-type="float" office:value="-13.3280664" calcext:value-type="float">
            <text:p>-13.3280664</text:p>
          </table:table-cell>
          <table:table-cell office:value-type="float" office:value="1.91838636620287" calcext:value-type="float">
            <text:p>1.91838636620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37325" calcext:value-type="float">
            <text:p>0.8537325</text:p>
          </table:table-cell>
          <table:table-cell office:value-type="float" office:value="0.110084169850392" calcext:value-type="float">
            <text:p>0.110084169850392</text:p>
          </table:table-cell>
          <table:table-cell office:value-type="float" office:value="1.5219854" calcext:value-type="float">
            <text:p>1.5219854</text:p>
          </table:table-cell>
          <table:table-cell office:value-type="float" office:value="0.268017965888184" calcext:value-type="float">
            <text:p>0.2680179658881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mperatura_1.1_2_bestCoordinates</text:p>
          </table:table-cell>
          <table:table-cell office:value-type="float" office:value="-11.6871587" calcext:value-type="float">
            <text:p>-11.6871587</text:p>
          </table:table-cell>
          <table:table-cell office:value-type="float" office:value="1.61327260667917" calcext:value-type="float">
            <text:p>1.61327260667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64704" calcext:value-type="float">
            <text:p>0.9764704</text:p>
          </table:table-cell>
          <table:table-cell office:value-type="float" office:value="0.145507058879767" calcext:value-type="float">
            <text:p>0.145507058879767</text:p>
          </table:table-cell>
          <table:table-cell office:value-type="float" office:value="1.7939003" calcext:value-type="float">
            <text:p>1.7939003</text:p>
          </table:table-cell>
          <table:table-cell office:value-type="float" office:value="0.325057437584821" calcext:value-type="float">
            <text:p>0.325057437584821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Temperatura_1.2_2_bestCoordinates</text:p>
          </table:table-cell>
          <table:table-cell office:value-type="float" office:value="-11.7674166" calcext:value-type="float">
            <text:p>-11.7674166</text:p>
          </table:table-cell>
          <table:table-cell office:value-type="float" office:value="0.963562390019162" calcext:value-type="float">
            <text:p>0.963562390019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73967" calcext:value-type="float">
            <text:p>0.9273967</text:p>
          </table:table-cell>
          <table:table-cell office:value-type="float" office:value="0.0549271277567833" calcext:value-type="float">
            <text:p>0.054927127756783</text:p>
          </table:table-cell>
          <table:table-cell office:value-type="float" office:value="1.7237422" calcext:value-type="float">
            <text:p>1.7237422</text:p>
          </table:table-cell>
          <table:table-cell office:value-type="float" office:value="0.171506981362159" calcext:value-type="float">
            <text:p>0.171506981362159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Temperatura_1.3_2_bestCoordinates</text:p>
          </table:table-cell>
          <table:table-cell office:value-type="float" office:value="-11.1477285" calcext:value-type="float">
            <text:p>-11.1477285</text:p>
          </table:table-cell>
          <table:table-cell office:value-type="float" office:value="0.891190254945402" calcext:value-type="float">
            <text:p>0.891190254945402</text:p>
          </table:table-cell>
          <table:table-cell office:value-type="float" office:value="-0.0032329" calcext:value-type="float">
            <text:p>-0.0032329</text:p>
          </table:table-cell>
          <table:table-cell office:value-type="float" office:value="0.0096987" calcext:value-type="float">
            <text:p>0.0096987</text:p>
          </table:table-cell>
          <table:table-cell office:value-type="float" office:value="0.9980884" calcext:value-type="float">
            <text:p>0.9980884</text:p>
          </table:table-cell>
          <table:table-cell office:value-type="float" office:value="0.13875226560471" calcext:value-type="float">
            <text:p>0.13875226560471</text:p>
          </table:table-cell>
          <table:table-cell office:value-type="float" office:value="1.8401601" calcext:value-type="float">
            <text:p>1.8401601</text:p>
          </table:table-cell>
          <table:table-cell office:value-type="float" office:value="0.173431561773773" calcext:value-type="float">
            <text:p>0.173431561773773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Temperatura_1.4_2_bestCoordinates</text:p>
          </table:table-cell>
          <table:table-cell office:value-type="float" office:value="-11.4123438" calcext:value-type="float">
            <text:p>-11.4123438</text:p>
          </table:table-cell>
          <table:table-cell office:value-type="float" office:value="1.7879119767046" calcext:value-type="float">
            <text:p>1.7879119767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87485" calcext:value-type="float">
            <text:p>0.9787485</text:p>
          </table:table-cell>
          <table:table-cell office:value-type="float" office:value="0.163295054951" calcext:value-type="float">
            <text:p>0.163295054951</text:p>
          </table:table-cell>
          <table:table-cell office:value-type="float" office:value="1.7829962" calcext:value-type="float">
            <text:p>1.7829962</text:p>
          </table:table-cell>
          <table:table-cell office:value-type="float" office:value="0.332131029251951" calcext:value-type="float">
            <text:p>0.332131029251951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Temperatura_1.5_2_bestCoordinates</text:p>
          </table:table-cell>
          <table:table-cell office:value-type="float" office:value="-10.5953889" calcext:value-type="float">
            <text:p>-10.5953889</text:p>
          </table:table-cell>
          <table:table-cell office:value-type="float" office:value="0.796714363834423" calcext:value-type="float">
            <text:p>0.796714363834423</text:p>
          </table:table-cell>
          <table:table-cell office:value-type="float" office:value="-0.0000001" calcext:value-type="float">
            <text:p>-1E-07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1.0019704" calcext:value-type="float">
            <text:p>1.0019704</text:p>
          </table:table-cell>
          <table:table-cell office:value-type="float" office:value="0.115635204911999" calcext:value-type="float">
            <text:p>0.115635204911999</text:p>
          </table:table-cell>
          <table:table-cell office:value-type="float" office:value="1.8656143" calcext:value-type="float">
            <text:p>1.8656143</text:p>
          </table:table-cell>
          <table:table-cell office:value-type="float" office:value="0.182376799623773" calcext:value-type="float">
            <text:p>0.182376799623773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Temperatura_1.6_2_bestCoordinates</text:p>
          </table:table-cell>
          <table:table-cell office:value-type="float" office:value="-10.8147374" calcext:value-type="float">
            <text:p>-10.8147374</text:p>
          </table:table-cell>
          <table:table-cell office:value-type="float" office:value="1.16396574798447" calcext:value-type="float">
            <text:p>1.16396574798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76668" calcext:value-type="float">
            <text:p>0.9876668</text:p>
          </table:table-cell>
          <table:table-cell office:value-type="float" office:value="0.125656097418152" calcext:value-type="float">
            <text:p>0.125656097418152</text:p>
          </table:table-cell>
          <table:table-cell office:value-type="float" office:value="1.7642285" calcext:value-type="float">
            <text:p>1.7642285</text:p>
          </table:table-cell>
          <table:table-cell office:value-type="float" office:value="0.221767410384506" calcext:value-type="float">
            <text:p>0.22176741038450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Temperatura_1.7_2_bestCoordinates</text:p>
          </table:table-cell>
          <table:table-cell office:value-type="float" office:value="-10.1712945" calcext:value-type="float">
            <text:p>-10.1712945</text:p>
          </table:table-cell>
          <table:table-cell office:value-type="float" office:value="1.35343096708966" calcext:value-type="float">
            <text:p>1.35343096708966</text:p>
          </table:table-cell>
          <table:table-cell office:value-type="float" office:value="-0.002165" calcext:value-type="float">
            <text:p>-0.002165</text:p>
          </table:table-cell>
          <table:table-cell office:value-type="float" office:value="0.00433781567151026" calcext:value-type="float">
            <text:p>0.00433781567151</text:p>
          </table:table-cell>
          <table:table-cell office:value-type="float" office:value="1.1066499" calcext:value-type="float">
            <text:p>1.1066499</text:p>
          </table:table-cell>
          <table:table-cell office:value-type="float" office:value="0.168566997501557" calcext:value-type="float">
            <text:p>0.168566997501557</text:p>
          </table:table-cell>
          <table:table-cell office:value-type="float" office:value="1.9710379" calcext:value-type="float">
            <text:p>1.9710379</text:p>
          </table:table-cell>
          <table:table-cell office:value-type="float" office:value="0.24436845363731" calcext:value-type="float">
            <text:p>0.24436845363731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Temperatura_1.8_2_bestCoordinates</text:p>
          </table:table-cell>
          <table:table-cell office:value-type="float" office:value="-10.1159027" calcext:value-type="float">
            <text:p>-10.1159027</text:p>
          </table:table-cell>
          <table:table-cell office:value-type="float" office:value="1.64599294062952" calcext:value-type="float">
            <text:p>1.64599294062952</text:p>
          </table:table-cell>
          <table:table-cell office:value-type="float" office:value="-0.0133515" calcext:value-type="float">
            <text:p>-0.0133515</text:p>
          </table:table-cell>
          <table:table-cell office:value-type="float" office:value="0.0343199956796326" calcext:value-type="float">
            <text:p>0.034319995679633</text:p>
          </table:table-cell>
          <table:table-cell office:value-type="float" office:value="1.1427697" calcext:value-type="float">
            <text:p>1.1427697</text:p>
          </table:table-cell>
          <table:table-cell office:value-type="float" office:value="0.149745773215173" calcext:value-type="float">
            <text:p>0.149745773215173</text:p>
          </table:table-cell>
          <table:table-cell office:value-type="float" office:value="2.0708715" calcext:value-type="float">
            <text:p>2.0708715</text:p>
          </table:table-cell>
          <table:table-cell office:value-type="float" office:value="0.279950023577156" calcext:value-type="float">
            <text:p>0.279950023577156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Temperatura_1.9_2_bestCoordinates</text:p>
          </table:table-cell>
          <table:table-cell office:value-type="float" office:value="-9.1953895" calcext:value-type="float">
            <text:p>-9.1953895</text:p>
          </table:table-cell>
          <table:table-cell office:value-type="float" office:value="0.869798729235937" calcext:value-type="float">
            <text:p>0.869798729235937</text:p>
          </table:table-cell>
          <table:table-cell office:value-type="float" office:value="-0.0000016" calcext:value-type="float">
            <text:p>-1.6E-06</text:p>
          </table:table-cell>
          <table:table-cell office:value-type="float" office:value="0.00000366606055596467" calcext:value-type="float">
            <text:p>3.66606055596467E-06</text:p>
          </table:table-cell>
          <table:table-cell office:value-type="float" office:value="1.24594" calcext:value-type="float">
            <text:p>1.24594</text:p>
          </table:table-cell>
          <table:table-cell office:value-type="float" office:value="0.126489150869156" calcext:value-type="float">
            <text:p>0.126489150869156</text:p>
          </table:table-cell>
          <table:table-cell office:value-type="float" office:value="2.2021404" calcext:value-type="float">
            <text:p>2.2021404</text:p>
          </table:table-cell>
          <table:table-cell office:value-type="float" office:value="0.251988854790524" calcext:value-type="float">
            <text:p>0.251988854790524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Temperatura_2.0_2_bestCoordinates</text:p>
          </table:table-cell>
          <table:table-cell office:value-type="float" office:value="-9.7535287" calcext:value-type="float">
            <text:p>-9.7535287</text:p>
          </table:table-cell>
          <table:table-cell office:value-type="float" office:value="1.75339673881241" calcext:value-type="float">
            <text:p>1.75339673881241</text:p>
          </table:table-cell>
          <table:table-cell office:value-type="float" office:value="-0.0044103" calcext:value-type="float">
            <text:p>-0.0044103</text:p>
          </table:table-cell>
          <table:table-cell office:value-type="float" office:value="0.00759924763447014" calcext:value-type="float">
            <text:p>0.00759924763447</text:p>
          </table:table-cell>
          <table:table-cell office:value-type="float" office:value="1.0696066" calcext:value-type="float">
            <text:p>1.0696066</text:p>
          </table:table-cell>
          <table:table-cell office:value-type="float" office:value="0.197853572904408" calcext:value-type="float">
            <text:p>0.197853572904408</text:p>
          </table:table-cell>
          <table:table-cell office:value-type="float" office:value="2.0131341" calcext:value-type="float">
            <text:p>2.0131341</text:p>
          </table:table-cell>
          <table:table-cell office:value-type="float" office:value="0.339083800205628" calcext:value-type="float">
            <text:p>0.339083800205628</text:p>
          </table:table-cell>
          <table:table-cell office:value-type="float" office:value="2" calcext:value-type="float">
            <text:p>2</text:p>
          </table:table-cell>
        </table:table-row>
      </table:table>
      <table:table table:name="tabela_1b" table:style-name="ta1">
        <table:table-column table:style-name="co13" table:default-cell-style-name="Default"/>
        <table:table-column table:style-name="co14" table:number-columns-repeated="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strutura</text:p>
          </table:table-cell>
          <table:table-cell table:style-name="ce1" office:value-type="string" calcext:value-type="string" table:number-columns-spanned="2" table:number-rows-spanned="1">
            <text:p>BestEnergy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BestInterEnergy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rGH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rGAll</text:p>
          </table:table-cell>
          <table:covered-table-cell table:style-name="ce1"/>
          <table:table-cell office:value-type="string" calcext:value-type="string">
            <text:p>Temperatura</text:p>
          </table:table-cell>
        </table:table-row>
        <table:table-row table:style-name="ro1">
          <table:table-cell/>
          <table:table-cell table:style-name="ce2" office:value-type="string" calcext:value-type="string">
            <text:p>μ</text:p>
          </table:table-cell>
          <table:table-cell table:style-name="ce2" office:value-type="string" calcext:value-type="string">
            <text:p>σ</text:p>
          </table:table-cell>
          <table:table-cell table:style-name="ce2" office:value-type="string" calcext:value-type="string">
            <text:p>μ</text:p>
          </table:table-cell>
          <table:table-cell table:style-name="ce2" office:value-type="string" calcext:value-type="string">
            <text:p>σ</text:p>
          </table:table-cell>
          <table:table-cell table:style-name="ce2" office:value-type="string" calcext:value-type="string">
            <text:p>μ</text:p>
          </table:table-cell>
          <table:table-cell table:style-name="ce2" office:value-type="string" calcext:value-type="string">
            <text:p>σ</text:p>
          </table:table-cell>
          <table:table-cell table:style-name="ce2" office:value-type="string" calcext:value-type="string">
            <text:p>μ</text:p>
          </table:table-cell>
          <table:table-cell table:style-name="ce2" office:value-type="string" calcext:value-type="string">
            <text:p>σ</text:p>
          </table:table-cell>
          <table:table-cell/>
        </table:table-row>
        <table:table-row table:style-name="ro1">
          <table:table-cell office:value-type="string" calcext:value-type="string">
            <text:p>Temperatura_0.1_1b_bestCoordinates</text:p>
          </table:table-cell>
          <table:table-cell office:value-type="float" office:value="-16.8383995" calcext:value-type="float">
            <text:p>-16.8383995</text:p>
          </table:table-cell>
          <table:table-cell office:value-type="float" office:value="0.279601916758541" calcext:value-type="float">
            <text:p>0.279601916758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63138" calcext:value-type="float">
            <text:p>0.6863138</text:p>
          </table:table-cell>
          <table:table-cell office:value-type="float" office:value="0.0335008892204371" calcext:value-type="float">
            <text:p>0.033500889220437</text:p>
          </table:table-cell>
          <table:table-cell office:value-type="float" office:value="0.9834219" calcext:value-type="float">
            <text:p>0.9834219</text:p>
          </table:table-cell>
          <table:table-cell office:value-type="float" office:value="0.0188782962019882" calcext:value-type="float">
            <text:p>0.01887829620198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Temperatura_0.2_1b_bestCoordinates</text:p>
          </table:table-cell>
          <table:table-cell office:value-type="float" office:value="-16.8268587" calcext:value-type="float">
            <text:p>-16.8268587</text:p>
          </table:table-cell>
          <table:table-cell office:value-type="float" office:value="0.318455061040659" calcext:value-type="float">
            <text:p>0.318455061040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84685" calcext:value-type="float">
            <text:p>0.6784685</text:p>
          </table:table-cell>
          <table:table-cell office:value-type="float" office:value="0.0280622460407217" calcext:value-type="float">
            <text:p>0.028062246040722</text:p>
          </table:table-cell>
          <table:table-cell office:value-type="float" office:value="0.9994071" calcext:value-type="float">
            <text:p>0.9994071</text:p>
          </table:table-cell>
          <table:table-cell office:value-type="float" office:value="0.0130503554775339" calcext:value-type="float">
            <text:p>0.01305035547753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Temperatura_0.3_1b_bestCoordinates</text:p>
          </table:table-cell>
          <table:table-cell office:value-type="float" office:value="-16.0043934" calcext:value-type="float">
            <text:p>-16.0043934</text:p>
          </table:table-cell>
          <table:table-cell office:value-type="float" office:value="0.998111335287021" calcext:value-type="float">
            <text:p>0.998111335287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72943" calcext:value-type="float">
            <text:p>0.7872943</text:p>
          </table:table-cell>
          <table:table-cell office:value-type="float" office:value="0.124192475495136" calcext:value-type="float">
            <text:p>0.124192475495136</text:p>
          </table:table-cell>
          <table:table-cell office:value-type="float" office:value="1.3336407" calcext:value-type="float">
            <text:p>1.3336407</text:p>
          </table:table-cell>
          <table:table-cell office:value-type="float" office:value="0.317378907336341" calcext:value-type="float">
            <text:p>0.31737890733634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Temperatura_0.4_1b_bestCoordinates</text:p>
          </table:table-cell>
          <table:table-cell office:value-type="float" office:value="-13.7245161" calcext:value-type="float">
            <text:p>-13.7245161</text:p>
          </table:table-cell>
          <table:table-cell office:value-type="float" office:value="0.973094639193789" calcext:value-type="float">
            <text:p>0.973094639193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16714" calcext:value-type="float">
            <text:p>0.8916714</text:p>
          </table:table-cell>
          <table:table-cell office:value-type="float" office:value="0.0501192799393607" calcext:value-type="float">
            <text:p>0.050119279939361</text:p>
          </table:table-cell>
          <table:table-cell office:value-type="float" office:value="1.6200938" calcext:value-type="float">
            <text:p>1.6200938</text:p>
          </table:table-cell>
          <table:table-cell office:value-type="float" office:value="0.145815430042091" calcext:value-type="float">
            <text:p>0.14581543004209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Temperatura_0.5_1b_bestCoordinates</text:p>
          </table:table-cell>
          <table:table-cell office:value-type="float" office:value="-12.6541398" calcext:value-type="float">
            <text:p>-12.6541398</text:p>
          </table:table-cell>
          <table:table-cell office:value-type="float" office:value="0.580660798915993" calcext:value-type="float">
            <text:p>0.580660798915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019622" calcext:value-type="float">
            <text:p>0.9019622</text:p>
          </table:table-cell>
          <table:table-cell office:value-type="float" office:value="0.0244229286974351" calcext:value-type="float">
            <text:p>0.024422928697435</text:p>
          </table:table-cell>
          <table:table-cell office:value-type="float" office:value="1.6652365" calcext:value-type="float">
            <text:p>1.6652365</text:p>
          </table:table-cell>
          <table:table-cell office:value-type="float" office:value="0.0436599636950147" calcext:value-type="float">
            <text:p>0.04365996369501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emperatura_0.6_1b_bestCoordinates</text:p>
          </table:table-cell>
          <table:table-cell office:value-type="float" office:value="-11.882501" calcext:value-type="float">
            <text:p>-11.882501</text:p>
          </table:table-cell>
          <table:table-cell office:value-type="float" office:value="0.15361753972968" calcext:value-type="float">
            <text:p>0.1536175397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048623" calcext:value-type="float">
            <text:p>0.9048623</text:p>
          </table:table-cell>
          <table:table-cell office:value-type="float" office:value="0.0100151171740524" calcext:value-type="float">
            <text:p>0.010015117174053</text:p>
          </table:table-cell>
          <table:table-cell office:value-type="float" office:value="1.6757929" calcext:value-type="float">
            <text:p>1.6757929</text:p>
          </table:table-cell>
          <table:table-cell office:value-type="float" office:value="0.0290064947570368" calcext:value-type="float">
            <text:p>0.02900649475703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Temperatura_0.7_1b_bestCoordinates</text:p>
          </table:table-cell>
          <table:table-cell office:value-type="float" office:value="-11.9029683" calcext:value-type="float">
            <text:p>-11.9029683</text:p>
          </table:table-cell>
          <table:table-cell office:value-type="float" office:value="0.632134762870395" calcext:value-type="float">
            <text:p>0.632134762870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79781" calcext:value-type="float">
            <text:p>0.9279781</text:p>
          </table:table-cell>
          <table:table-cell office:value-type="float" office:value="0.0313694687537102" calcext:value-type="float">
            <text:p>0.03136946875371</text:p>
          </table:table-cell>
          <table:table-cell office:value-type="float" office:value="1.7607581" calcext:value-type="float">
            <text:p>1.7607581</text:p>
          </table:table-cell>
          <table:table-cell office:value-type="float" office:value="0.0652559558468804" calcext:value-type="float">
            <text:p>0.0652559558468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Temperatura_0.8_1b_bestCoordinates</text:p>
          </table:table-cell>
          <table:table-cell office:value-type="float" office:value="-11.4886663" calcext:value-type="float">
            <text:p>-11.4886663</text:p>
          </table:table-cell>
          <table:table-cell office:value-type="float" office:value="0.278716220512926" calcext:value-type="float">
            <text:p>0.278716220512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52707" calcext:value-type="float">
            <text:p>0.9952707</text:p>
          </table:table-cell>
          <table:table-cell office:value-type="float" office:value="0.0789378623970145" calcext:value-type="float">
            <text:p>0.078937862397015</text:p>
          </table:table-cell>
          <table:table-cell office:value-type="float" office:value="1.8492975" calcext:value-type="float">
            <text:p>1.8492975</text:p>
          </table:table-cell>
          <table:table-cell office:value-type="float" office:value="0.10602247303025" calcext:value-type="float">
            <text:p>0.1060224730302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Temperatura_0.9_1b_bestCoordinates</text:p>
          </table:table-cell>
          <table:table-cell office:value-type="float" office:value="-10.8053378" calcext:value-type="float">
            <text:p>-10.8053378</text:p>
          </table:table-cell>
          <table:table-cell office:value-type="float" office:value="0.349196601473668" calcext:value-type="float">
            <text:p>0.349196601473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013683" calcext:value-type="float">
            <text:p>1.1013683</text:p>
          </table:table-cell>
          <table:table-cell office:value-type="float" office:value="0.0991725961887154" calcext:value-type="float">
            <text:p>0.099172596188715</text:p>
          </table:table-cell>
          <table:table-cell office:value-type="float" office:value="1.9440696" calcext:value-type="float">
            <text:p>1.9440696</text:p>
          </table:table-cell>
          <table:table-cell office:value-type="float" office:value="0.137609365654522" calcext:value-type="float">
            <text:p>0.13760936565452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Temperatura_1.0_1b_bestCoordinates</text:p>
          </table:table-cell>
          <table:table-cell office:value-type="float" office:value="-10.767593" calcext:value-type="float">
            <text:p>-10.767593</text:p>
          </table:table-cell>
          <table:table-cell office:value-type="float" office:value="0.45001096978896" calcext:value-type="float">
            <text:p>0.45001096978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48321" calcext:value-type="float">
            <text:p>1.0848321</text:p>
          </table:table-cell>
          <table:table-cell office:value-type="float" office:value="0.09723077704148" calcext:value-type="float">
            <text:p>0.09723077704148</text:p>
          </table:table-cell>
          <table:table-cell office:value-type="float" office:value="1.9966215" calcext:value-type="float">
            <text:p>1.9966215</text:p>
          </table:table-cell>
          <table:table-cell office:value-type="float" office:value="0.126969922255036" calcext:value-type="float">
            <text:p>0.126969922255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mperatura_1.1_1b_bestCoordinates</text:p>
          </table:table-cell>
          <table:table-cell office:value-type="float" office:value="-10.188238" calcext:value-type="float">
            <text:p>-10.188238</text:p>
          </table:table-cell>
          <table:table-cell office:value-type="float" office:value="0.451798441260923" calcext:value-type="float">
            <text:p>0.451798441260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901393" calcext:value-type="float">
            <text:p>1.1901393</text:p>
          </table:table-cell>
          <table:table-cell office:value-type="float" office:value="0.109700076735661" calcext:value-type="float">
            <text:p>0.109700076735661</text:p>
          </table:table-cell>
          <table:table-cell office:value-type="float" office:value="2.1399243" calcext:value-type="float">
            <text:p>2.1399243</text:p>
          </table:table-cell>
          <table:table-cell office:value-type="float" office:value="0.140565547638851" calcext:value-type="float">
            <text:p>0.140565547638851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Temperatura_1.2_1b_bestCoordinates</text:p>
          </table:table-cell>
          <table:table-cell office:value-type="float" office:value="-9.8434872" calcext:value-type="float">
            <text:p>-9.8434872</text:p>
          </table:table-cell>
          <table:table-cell office:value-type="float" office:value="0.638665289067881" calcext:value-type="float">
            <text:p>0.638665289067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907993" calcext:value-type="float">
            <text:p>1.1907993</text:p>
          </table:table-cell>
          <table:table-cell office:value-type="float" office:value="0.095708527492643" calcext:value-type="float">
            <text:p>0.095708527492643</text:p>
          </table:table-cell>
          <table:table-cell office:value-type="float" office:value="2.1934288" calcext:value-type="float">
            <text:p>2.1934288</text:p>
          </table:table-cell>
          <table:table-cell office:value-type="float" office:value="0.0947078586430925" calcext:value-type="float">
            <text:p>0.094707858643093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Temperatura_1.3_1b_bestCoordinates</text:p>
          </table:table-cell>
          <table:table-cell office:value-type="float" office:value="-9.4723279" calcext:value-type="float">
            <text:p>-9.4723279</text:p>
          </table:table-cell>
          <table:table-cell office:value-type="float" office:value="0.522108596238072" calcext:value-type="float">
            <text:p>0.522108596238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453519" calcext:value-type="float">
            <text:p>1.2453519</text:p>
          </table:table-cell>
          <table:table-cell office:value-type="float" office:value="0.0709695742391766" calcext:value-type="float">
            <text:p>0.070969574239177</text:p>
          </table:table-cell>
          <table:table-cell office:value-type="float" office:value="2.2663451" calcext:value-type="float">
            <text:p>2.2663451</text:p>
          </table:table-cell>
          <table:table-cell office:value-type="float" office:value="0.118025274340245" calcext:value-type="float">
            <text:p>0.118025274340245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Temperatura_1.4_1b_bestCoordinates</text:p>
          </table:table-cell>
          <table:table-cell office:value-type="float" office:value="-9.6022012" calcext:value-type="float">
            <text:p>-9.6022012</text:p>
          </table:table-cell>
          <table:table-cell office:value-type="float" office:value="0.796788387783331" calcext:value-type="float">
            <text:p>0.796788387783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04137" calcext:value-type="float">
            <text:p>1.2304137</text:p>
          </table:table-cell>
          <table:table-cell office:value-type="float" office:value="0.0915507380942939" calcext:value-type="float">
            <text:p>0.091550738094294</text:p>
          </table:table-cell>
          <table:table-cell office:value-type="float" office:value="2.2948352" calcext:value-type="float">
            <text:p>2.2948352</text:p>
          </table:table-cell>
          <table:table-cell office:value-type="float" office:value="0.122725482766865" calcext:value-type="float">
            <text:p>0.122725482766865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Temperatura_1.5_1b_bestCoordinates</text:p>
          </table:table-cell>
          <table:table-cell office:value-type="float" office:value="-8.9710578" calcext:value-type="float">
            <text:p>-8.9710578</text:p>
          </table:table-cell>
          <table:table-cell office:value-type="float" office:value="0.514555187174087" calcext:value-type="float">
            <text:p>0.514555187174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0144" calcext:value-type="float">
            <text:p>1.30144</text:p>
          </table:table-cell>
          <table:table-cell office:value-type="float" office:value="0.0492417056589229" calcext:value-type="float">
            <text:p>0.049241705658923</text:p>
          </table:table-cell>
          <table:table-cell office:value-type="float" office:value="2.4271949" calcext:value-type="float">
            <text:p>2.4271949</text:p>
          </table:table-cell>
          <table:table-cell office:value-type="float" office:value="0.07759908405703" calcext:value-type="float">
            <text:p>0.07759908405703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Temperatura_1.6_1b_bestCoordinates</text:p>
          </table:table-cell>
          <table:table-cell office:value-type="float" office:value="-8.8014678" calcext:value-type="float">
            <text:p>-8.8014678</text:p>
          </table:table-cell>
          <table:table-cell office:value-type="float" office:value="0.635842772534186" calcext:value-type="float">
            <text:p>0.635842772534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03199" calcext:value-type="float">
            <text:p>1.3203199</text:p>
          </table:table-cell>
          <table:table-cell office:value-type="float" office:value="0.079904682460354" calcext:value-type="float">
            <text:p>0.079904682460354</text:p>
          </table:table-cell>
          <table:table-cell office:value-type="float" office:value="2.3863651" calcext:value-type="float">
            <text:p>2.3863651</text:p>
          </table:table-cell>
          <table:table-cell office:value-type="float" office:value="0.0961801184252234" calcext:value-type="float">
            <text:p>0.096180118425223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Temperatura_1.7_1b_bestCoordinates</text:p>
          </table:table-cell>
          <table:table-cell office:value-type="float" office:value="-8.6005967" calcext:value-type="float">
            <text:p>-8.6005967</text:p>
          </table:table-cell>
          <table:table-cell office:value-type="float" office:value="1.06703890482841" calcext:value-type="float">
            <text:p>1.06703890482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934492" calcext:value-type="float">
            <text:p>1.3934492</text:p>
          </table:table-cell>
          <table:table-cell office:value-type="float" office:value="0.0240203887095942" calcext:value-type="float">
            <text:p>0.024020388709594</text:p>
          </table:table-cell>
          <table:table-cell office:value-type="float" office:value="2.510788" calcext:value-type="float">
            <text:p>2.510788</text:p>
          </table:table-cell>
          <table:table-cell office:value-type="float" office:value="0.12071179077207" calcext:value-type="float">
            <text:p>0.12071179077207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Temperatura_1.8_1b_bestCoordinates</text:p>
          </table:table-cell>
          <table:table-cell office:value-type="float" office:value="-9.1020067" calcext:value-type="float">
            <text:p>-9.1020067</text:p>
          </table:table-cell>
          <table:table-cell office:value-type="float" office:value="1.1685372639116" calcext:value-type="float">
            <text:p>1.1685372639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456074" calcext:value-type="float">
            <text:p>1.3456074</text:p>
          </table:table-cell>
          <table:table-cell office:value-type="float" office:value="0.0511878169376269" calcext:value-type="float">
            <text:p>0.051187816937627</text:p>
          </table:table-cell>
          <table:table-cell office:value-type="float" office:value="2.4275722" calcext:value-type="float">
            <text:p>2.4275722</text:p>
          </table:table-cell>
          <table:table-cell office:value-type="float" office:value="0.104258484173519" calcext:value-type="float">
            <text:p>0.104258484173519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Temperatura_1.9_1b_bestCoordinates</text:p>
          </table:table-cell>
          <table:table-cell office:value-type="float" office:value="-8.497875" calcext:value-type="float">
            <text:p>-8.497875</text:p>
          </table:table-cell>
          <table:table-cell office:value-type="float" office:value="0.701698726573164" calcext:value-type="float">
            <text:p>0.701698726573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847066" calcext:value-type="float">
            <text:p>1.3847066</text:p>
          </table:table-cell>
          <table:table-cell office:value-type="float" office:value="0.042549311865646" calcext:value-type="float">
            <text:p>0.042549311865646</text:p>
          </table:table-cell>
          <table:table-cell office:value-type="float" office:value="2.5160019" calcext:value-type="float">
            <text:p>2.5160019</text:p>
          </table:table-cell>
          <table:table-cell office:value-type="float" office:value="0.0911546525948622" calcext:value-type="float">
            <text:p>0.091154652594862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Temperatura_2.0_1b_bestCoordinates</text:p>
          </table:table-cell>
          <table:table-cell office:value-type="float" office:value="-8.5654529" calcext:value-type="float">
            <text:p>-8.5654529</text:p>
          </table:table-cell>
          <table:table-cell office:value-type="float" office:value="0.596151431762174" calcext:value-type="float">
            <text:p>0.596151431762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499215" calcext:value-type="float">
            <text:p>1.3499215</text:p>
          </table:table-cell>
          <table:table-cell office:value-type="float" office:value="0.0729730618163306" calcext:value-type="float">
            <text:p>0.072973061816331</text:p>
          </table:table-cell>
          <table:table-cell office:value-type="float" office:value="2.5165947" calcext:value-type="float">
            <text:p>2.5165947</text:p>
          </table:table-cell>
          <table:table-cell office:value-type="float" office:value="0.097978169952342" calcext:value-type="float">
            <text:p>0.097978169952342</text:p>
          </table:table-cell>
          <table:table-cell office:value-type="float" office:value="2" calcext:value-type="float">
            <text:p>2</text:p>
          </table:table-cell>
        </table:table-row>
      </table:table>
      <table:table table:name="tabela_2b" table:style-name="ta1">
        <table:table-column table:style-name="co16" table:default-cell-style-name="Default"/>
        <table:table-column table:style-name="co14" table:number-columns-repeated="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strutura</text:p>
          </table:table-cell>
          <table:table-cell table:style-name="ce1" office:value-type="string" calcext:value-type="string" table:number-columns-spanned="2" table:number-rows-spanned="1">
            <text:p>BestEnergy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BestInterEnergy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rGH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rGAll</text:p>
          </table:table-cell>
          <table:covered-table-cell table:style-name="ce1"/>
          <table:table-cell office:value-type="string" calcext:value-type="string">
            <text:p>Temperatura</text:p>
          </table:table-cell>
        </table:table-row>
        <table:table-row table:style-name="ro1">
          <table:table-cell/>
          <table:table-cell table:style-name="ce2" office:value-type="string" calcext:value-type="string">
            <text:p>μ</text:p>
          </table:table-cell>
          <table:table-cell table:style-name="ce2" office:value-type="string" calcext:value-type="string">
            <text:p>σ</text:p>
          </table:table-cell>
          <table:table-cell table:style-name="ce2" office:value-type="string" calcext:value-type="string">
            <text:p>μ</text:p>
          </table:table-cell>
          <table:table-cell table:style-name="ce2" office:value-type="string" calcext:value-type="string">
            <text:p>σ</text:p>
          </table:table-cell>
          <table:table-cell table:style-name="ce2" office:value-type="string" calcext:value-type="string">
            <text:p>μ</text:p>
          </table:table-cell>
          <table:table-cell table:style-name="ce2" office:value-type="string" calcext:value-type="string">
            <text:p>σ</text:p>
          </table:table-cell>
          <table:table-cell table:style-name="ce2" office:value-type="string" calcext:value-type="string">
            <text:p>μ</text:p>
          </table:table-cell>
          <table:table-cell table:style-name="ce2" office:value-type="string" calcext:value-type="string">
            <text:p>σ</text:p>
          </table:table-cell>
          <table:table-cell/>
        </table:table-row>
        <table:table-row table:style-name="ro1">
          <table:table-cell office:value-type="string" calcext:value-type="string">
            <text:p>Temperatura_0.1_2b_bestCoordinates</text:p>
          </table:table-cell>
          <table:table-cell office:value-type="float" office:value="-16.8191355" calcext:value-type="float">
            <text:p>-16.8191355</text:p>
          </table:table-cell>
          <table:table-cell office:value-type="float" office:value="0.431993206650348" calcext:value-type="float">
            <text:p>0.431993206650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36998" calcext:value-type="float">
            <text:p>0.6636998</text:p>
          </table:table-cell>
          <table:table-cell office:value-type="float" office:value="0.0103339949951604" calcext:value-type="float">
            <text:p>0.01033399499516</text:p>
          </table:table-cell>
          <table:table-cell office:value-type="float" office:value="0.9826206" calcext:value-type="float">
            <text:p>0.9826206</text:p>
          </table:table-cell>
          <table:table-cell office:value-type="float" office:value="0.0123208926316237" calcext:value-type="float">
            <text:p>0.01232089263162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Temperatura_0.2_2b_bestCoordinates</text:p>
          </table:table-cell>
          <table:table-cell office:value-type="float" office:value="-16.9007014" calcext:value-type="float">
            <text:p>-16.9007014</text:p>
          </table:table-cell>
          <table:table-cell office:value-type="float" office:value="0.187233436480346" calcext:value-type="float">
            <text:p>0.187233436480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4805" calcext:value-type="float">
            <text:p>0.6664805</text:p>
          </table:table-cell>
          <table:table-cell office:value-type="float" office:value="0.0145330698632464" calcext:value-type="float">
            <text:p>0.014533069863246</text:p>
          </table:table-cell>
          <table:table-cell office:value-type="float" office:value="0.9948911" calcext:value-type="float">
            <text:p>0.9948911</text:p>
          </table:table-cell>
          <table:table-cell office:value-type="float" office:value="0.00308085528546863" calcext:value-type="float">
            <text:p>0.00308085528546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Temperatura_0.3_2b_bestCoordinates</text:p>
          </table:table-cell>
          <table:table-cell office:value-type="float" office:value="-15.9186308" calcext:value-type="float">
            <text:p>-15.9186308</text:p>
          </table:table-cell>
          <table:table-cell office:value-type="float" office:value="1.12046140506604" calcext:value-type="float">
            <text:p>1.12046140506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69504" calcext:value-type="float">
            <text:p>0.7769504</text:p>
          </table:table-cell>
          <table:table-cell office:value-type="float" office:value="0.114822994455989" calcext:value-type="float">
            <text:p>0.114822994455989</text:p>
          </table:table-cell>
          <table:table-cell office:value-type="float" office:value="1.3226796" calcext:value-type="float">
            <text:p>1.3226796</text:p>
          </table:table-cell>
          <table:table-cell office:value-type="float" office:value="0.318930391490118" calcext:value-type="float">
            <text:p>0.31893039149011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Temperatura_0.4_2b_bestCoordinates</text:p>
          </table:table-cell>
          <table:table-cell office:value-type="float" office:value="-13.7922531" calcext:value-type="float">
            <text:p>-13.7922531</text:p>
          </table:table-cell>
          <table:table-cell office:value-type="float" office:value="0.641550362371568" calcext:value-type="float">
            <text:p>0.641550362371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39815" calcext:value-type="float">
            <text:p>0.9139815</text:p>
          </table:table-cell>
          <table:table-cell office:value-type="float" office:value="0.0232429889353758" calcext:value-type="float">
            <text:p>0.023242988935376</text:p>
          </table:table-cell>
          <table:table-cell office:value-type="float" office:value="1.6698855" calcext:value-type="float">
            <text:p>1.6698855</text:p>
          </table:table-cell>
          <table:table-cell office:value-type="float" office:value="0.0231068786349433" calcext:value-type="float">
            <text:p>0.02310687863494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Temperatura_0.5_2b_bestCoordinates</text:p>
          </table:table-cell>
          <table:table-cell office:value-type="float" office:value="-12.4631737" calcext:value-type="float">
            <text:p>-12.4631737</text:p>
          </table:table-cell>
          <table:table-cell office:value-type="float" office:value="0.366139186538958" calcext:value-type="float">
            <text:p>0.366139186538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48982" calcext:value-type="float">
            <text:p>0.9148982</text:p>
          </table:table-cell>
          <table:table-cell office:value-type="float" office:value="0.0190641818329558" calcext:value-type="float">
            <text:p>0.019064181832956</text:p>
          </table:table-cell>
          <table:table-cell office:value-type="float" office:value="1.6770964" calcext:value-type="float">
            <text:p>1.6770964</text:p>
          </table:table-cell>
          <table:table-cell office:value-type="float" office:value="0.0389574227848815" calcext:value-type="float">
            <text:p>0.03895742278488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emperatura_0.6_2b_bestCoordinates</text:p>
          </table:table-cell>
          <table:table-cell office:value-type="float" office:value="-12.0385398" calcext:value-type="float">
            <text:p>-12.0385398</text:p>
          </table:table-cell>
          <table:table-cell office:value-type="float" office:value="0.424459475248651" calcext:value-type="float">
            <text:p>0.424459475248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67996" calcext:value-type="float">
            <text:p>0.9267996</text:p>
          </table:table-cell>
          <table:table-cell office:value-type="float" office:value="0.0217140848584507" calcext:value-type="float">
            <text:p>0.021714084858451</text:p>
          </table:table-cell>
          <table:table-cell office:value-type="float" office:value="1.6909639" calcext:value-type="float">
            <text:p>1.6909639</text:p>
          </table:table-cell>
          <table:table-cell office:value-type="float" office:value="0.0313880825360518" calcext:value-type="float">
            <text:p>0.03138808253605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Temperatura_0.7_2b_bestCoordinates</text:p>
          </table:table-cell>
          <table:table-cell office:value-type="float" office:value="-11.7158739" calcext:value-type="float">
            <text:p>-11.7158739</text:p>
          </table:table-cell>
          <table:table-cell office:value-type="float" office:value="0.454855871631982" calcext:value-type="float">
            <text:p>0.454855871631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54311" calcext:value-type="float">
            <text:p>0.9454311</text:p>
          </table:table-cell>
          <table:table-cell office:value-type="float" office:value="0.0596567823980643" calcext:value-type="float">
            <text:p>0.059656782398064</text:p>
          </table:table-cell>
          <table:table-cell office:value-type="float" office:value="1.7377847" calcext:value-type="float">
            <text:p>1.7377847</text:p>
          </table:table-cell>
          <table:table-cell office:value-type="float" office:value="0.0683938234141797" calcext:value-type="float">
            <text:p>0.0683938234141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Temperatura_0.8_2b_bestCoordinates</text:p>
          </table:table-cell>
          <table:table-cell office:value-type="float" office:value="-11.3254388" calcext:value-type="float">
            <text:p>-11.3254388</text:p>
          </table:table-cell>
          <table:table-cell office:value-type="float" office:value="0.383259753550461" calcext:value-type="float">
            <text:p>0.383259753550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31015" calcext:value-type="float">
            <text:p>0.9831015</text:p>
          </table:table-cell>
          <table:table-cell office:value-type="float" office:value="0.0612213541017348" calcext:value-type="float">
            <text:p>0.061221354101735</text:p>
          </table:table-cell>
          <table:table-cell office:value-type="float" office:value="1.8076907" calcext:value-type="float">
            <text:p>1.8076907</text:p>
          </table:table-cell>
          <table:table-cell office:value-type="float" office:value="0.0645265269111084" calcext:value-type="float">
            <text:p>0.06452652691110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Temperatura_0.9_2b_bestCoordinates</text:p>
          </table:table-cell>
          <table:table-cell office:value-type="float" office:value="-11.0211574" calcext:value-type="float">
            <text:p>-11.0211574</text:p>
          </table:table-cell>
          <table:table-cell office:value-type="float" office:value="0.311131459214975" calcext:value-type="float">
            <text:p>0.311131459214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088065" calcext:value-type="float">
            <text:p>1.1088065</text:p>
          </table:table-cell>
          <table:table-cell office:value-type="float" office:value="0.112091308723067" calcext:value-type="float">
            <text:p>0.112091308723067</text:p>
          </table:table-cell>
          <table:table-cell office:value-type="float" office:value="1.9590786" calcext:value-type="float">
            <text:p>1.9590786</text:p>
          </table:table-cell>
          <table:table-cell office:value-type="float" office:value="0.105607291794838" calcext:value-type="float">
            <text:p>0.10560729179483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Temperatura_1.0_2b_bestCoordinates</text:p>
          </table:table-cell>
          <table:table-cell office:value-type="float" office:value="-10.1750705" calcext:value-type="float">
            <text:p>-10.1750705</text:p>
          </table:table-cell>
          <table:table-cell office:value-type="float" office:value="0.514789219568796" calcext:value-type="float">
            <text:p>0.514789219568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18163" calcext:value-type="float">
            <text:p>1.1318163</text:p>
          </table:table-cell>
          <table:table-cell office:value-type="float" office:value="0.0738298146618966" calcext:value-type="float">
            <text:p>0.073829814661897</text:p>
          </table:table-cell>
          <table:table-cell office:value-type="float" office:value="2.0359322" calcext:value-type="float">
            <text:p>2.0359322</text:p>
          </table:table-cell>
          <table:table-cell office:value-type="float" office:value="0.122654878729547" calcext:value-type="float">
            <text:p>0.1226548787295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mperatura_1.1_2b_bestCoordinates</text:p>
          </table:table-cell>
          <table:table-cell office:value-type="float" office:value="-10.0875828" calcext:value-type="float">
            <text:p>-10.0875828</text:p>
          </table:table-cell>
          <table:table-cell office:value-type="float" office:value="0.591394592056573" calcext:value-type="float">
            <text:p>0.591394592056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37081" calcext:value-type="float">
            <text:p>1.2137081</text:p>
          </table:table-cell>
          <table:table-cell office:value-type="float" office:value="0.107291100043247" calcext:value-type="float">
            <text:p>0.107291100043247</text:p>
          </table:table-cell>
          <table:table-cell office:value-type="float" office:value="2.1592826" calcext:value-type="float">
            <text:p>2.1592826</text:p>
          </table:table-cell>
          <table:table-cell office:value-type="float" office:value="0.134954916926505" calcext:value-type="float">
            <text:p>0.134954916926505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Temperatura_1.2_2b_bestCoordinates</text:p>
          </table:table-cell>
          <table:table-cell office:value-type="float" office:value="-9.805626" calcext:value-type="float">
            <text:p>-9.805626</text:p>
          </table:table-cell>
          <table:table-cell office:value-type="float" office:value="0.456199049401684" calcext:value-type="float">
            <text:p>0.456199049401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0862" calcext:value-type="float">
            <text:p>1.230862</text:p>
          </table:table-cell>
          <table:table-cell office:value-type="float" office:value="0.123629186698773" calcext:value-type="float">
            <text:p>0.123629186698773</text:p>
          </table:table-cell>
          <table:table-cell office:value-type="float" office:value="2.2474928" calcext:value-type="float">
            <text:p>2.2474928</text:p>
          </table:table-cell>
          <table:table-cell office:value-type="float" office:value="0.148085440587385" calcext:value-type="float">
            <text:p>0.148085440587385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Temperatura_1.3_2b_bestCoordinates</text:p>
          </table:table-cell>
          <table:table-cell office:value-type="float" office:value="-9.5903128" calcext:value-type="float">
            <text:p>-9.5903128</text:p>
          </table:table-cell>
          <table:table-cell office:value-type="float" office:value="0.878881416874176" calcext:value-type="float">
            <text:p>0.878881416874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60436" calcext:value-type="float">
            <text:p>1.3260436</text:p>
          </table:table-cell>
          <table:table-cell office:value-type="float" office:value="0.0476918353855249" calcext:value-type="float">
            <text:p>0.047691835385525</text:p>
          </table:table-cell>
          <table:table-cell office:value-type="float" office:value="2.2667728" calcext:value-type="float">
            <text:p>2.2667728</text:p>
          </table:table-cell>
          <table:table-cell office:value-type="float" office:value="0.088461185167055" calcext:value-type="float">
            <text:p>0.088461185167055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Temperatura_1.4_2b_bestCoordinates</text:p>
          </table:table-cell>
          <table:table-cell office:value-type="float" office:value="-8.9019829" calcext:value-type="float">
            <text:p>-8.9019829</text:p>
          </table:table-cell>
          <table:table-cell office:value-type="float" office:value="0.689721563170741" calcext:value-type="float">
            <text:p>0.689721563170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977511" calcext:value-type="float">
            <text:p>1.2977511</text:p>
          </table:table-cell>
          <table:table-cell office:value-type="float" office:value="0.0827668519861061" calcext:value-type="float">
            <text:p>0.082766851986106</text:p>
          </table:table-cell>
          <table:table-cell office:value-type="float" office:value="2.2889063" calcext:value-type="float">
            <text:p>2.2889063</text:p>
          </table:table-cell>
          <table:table-cell office:value-type="float" office:value="0.192685404163393" calcext:value-type="float">
            <text:p>0.192685404163393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Temperatura_1.5_2b_bestCoordinates</text:p>
          </table:table-cell>
          <table:table-cell office:value-type="float" office:value="-9.6167917" calcext:value-type="float">
            <text:p>-9.6167917</text:p>
          </table:table-cell>
          <table:table-cell office:value-type="float" office:value="0.952472932489953" calcext:value-type="float">
            <text:p>0.952472932489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714309" calcext:value-type="float">
            <text:p>1.2714309</text:p>
          </table:table-cell>
          <table:table-cell office:value-type="float" office:value="0.114354933881709" calcext:value-type="float">
            <text:p>0.114354933881709</text:p>
          </table:table-cell>
          <table:table-cell office:value-type="float" office:value="2.2935544" calcext:value-type="float">
            <text:p>2.2935544</text:p>
          </table:table-cell>
          <table:table-cell office:value-type="float" office:value="0.154296925115959" calcext:value-type="float">
            <text:p>0.154296925115959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Temperatura_1.6_2b_bestCoordinates</text:p>
          </table:table-cell>
          <table:table-cell office:value-type="float" office:value="-9.0706028" calcext:value-type="float">
            <text:p>-9.0706028</text:p>
          </table:table-cell>
          <table:table-cell office:value-type="float" office:value="0.948022787010397" calcext:value-type="float">
            <text:p>0.948022787010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907756" calcext:value-type="float">
            <text:p>1.2907756</text:p>
          </table:table-cell>
          <table:table-cell office:value-type="float" office:value="0.0554786725764054" calcext:value-type="float">
            <text:p>0.055478672576406</text:p>
          </table:table-cell>
          <table:table-cell office:value-type="float" office:value="2.3866762" calcext:value-type="float">
            <text:p>2.3866762</text:p>
          </table:table-cell>
          <table:table-cell office:value-type="float" office:value="0.133596641803453" calcext:value-type="float">
            <text:p>0.133596641803453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Temperatura_1.7_2b_bestCoordinates</text:p>
          </table:table-cell>
          <table:table-cell office:value-type="float" office:value="-9.354157" calcext:value-type="float">
            <text:p>-9.354157</text:p>
          </table:table-cell>
          <table:table-cell office:value-type="float" office:value="0.517035168052425" calcext:value-type="float">
            <text:p>0.517035168052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87004" calcext:value-type="float">
            <text:p>1.3387004</text:p>
          </table:table-cell>
          <table:table-cell office:value-type="float" office:value="0.0518926176121421" calcext:value-type="float">
            <text:p>0.051892617612142</text:p>
          </table:table-cell>
          <table:table-cell office:value-type="float" office:value="2.4598656" calcext:value-type="float">
            <text:p>2.4598656</text:p>
          </table:table-cell>
          <table:table-cell office:value-type="float" office:value="0.0514365205009048" calcext:value-type="float">
            <text:p>0.051436520500905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Temperatura_1.8_2b_bestCoordinates</text:p>
          </table:table-cell>
          <table:table-cell office:value-type="float" office:value="-8.0338457" calcext:value-type="float">
            <text:p>-8.0338457</text:p>
          </table:table-cell>
          <table:table-cell office:value-type="float" office:value="0.765463545159539" calcext:value-type="float">
            <text:p>0.765463545159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472124" calcext:value-type="float">
            <text:p>1.3472124</text:p>
          </table:table-cell>
          <table:table-cell office:value-type="float" office:value="0.0618241718605272" calcext:value-type="float">
            <text:p>0.061824171860527</text:p>
          </table:table-cell>
          <table:table-cell office:value-type="float" office:value="2.4772337" calcext:value-type="float">
            <text:p>2.4772337</text:p>
          </table:table-cell>
          <table:table-cell office:value-type="float" office:value="0.0935835258943047" calcext:value-type="float">
            <text:p>0.093583525894305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Temperatura_1.9_2b_bestCoordinates</text:p>
          </table:table-cell>
          <table:table-cell office:value-type="float" office:value="-8.6231165" calcext:value-type="float">
            <text:p>-8.6231165</text:p>
          </table:table-cell>
          <table:table-cell office:value-type="float" office:value="1.00394152989746" calcext:value-type="float">
            <text:p>1.00394152989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95679" calcext:value-type="float">
            <text:p>1.395679</text:p>
          </table:table-cell>
          <table:table-cell office:value-type="float" office:value="0.0414372162361325" calcext:value-type="float">
            <text:p>0.041437216236133</text:p>
          </table:table-cell>
          <table:table-cell office:value-type="float" office:value="2.5440513" calcext:value-type="float">
            <text:p>2.5440513</text:p>
          </table:table-cell>
          <table:table-cell office:value-type="float" office:value="0.0794384121090672" calcext:value-type="float">
            <text:p>0.079438412109067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Temperatura_2.0_2b_bestCoordinates</text:p>
          </table:table-cell>
          <table:table-cell office:value-type="float" office:value="-8.6531295" calcext:value-type="float">
            <text:p>-8.6531295</text:p>
          </table:table-cell>
          <table:table-cell office:value-type="float" office:value="1.08410173189081" calcext:value-type="float">
            <text:p>1.08410173189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590302" calcext:value-type="float">
            <text:p>1.3590302</text:p>
          </table:table-cell>
          <table:table-cell office:value-type="float" office:value="0.0468386007045471" calcext:value-type="float">
            <text:p>0.046838600704547</text:p>
          </table:table-cell>
          <table:table-cell office:value-type="float" office:value="2.5459842" calcext:value-type="float">
            <text:p>2.5459842</text:p>
          </table:table-cell>
          <table:table-cell office:value-type="float" office:value="0.0777735566125145" calcext:value-type="float">
            <text:p>0.077773556612515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/00/0000</text:date>, <text:time style:data-style-name="N2" text:time-value="10:58:55.5425608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1T11:08:12.682249728</dc:date>
    <meta:editing-duration>PT26M52S</meta:editing-duration>
    <meta:editing-cycles>4</meta:editing-cycles>
    <meta:generator>LibreOffice/6.0.6.2$Linux_X86_64 LibreOffice_project/00m0$Build-2</meta:generator>
    <meta:document-statistic meta:table-count="5" meta:cell-count="1602" meta:object-count="0"/>
  </office:meta>
</office:document-meta>
</file>